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1-01T00:00:00" table:style-name="ce5">
            <text:p>2021/1/1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16429" table:style-name="ce6">
            <text:p>16,429<text:s/></text:p>
          </table:table-cell>
          <table:table-cell office:value-type="float" office:value="32816" table:style-name="ce6">
            <text:p>32,816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5641" table:style-name="ce6">
            <text:p>15,641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127523" table:style-name="ce6">
            <text:p>127,523<text:s/></text:p>
          </table:table-cell>
          <table:table-cell office:value-type="float" office:value="36515" table:style-name="ce6">
            <text:p>36,515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23156" table:style-name="ce6">
            <text:p>23,156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4912" table:style-name="ce6">
            <text:p>14,912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30304" table:style-name="ce6">
            <text:p>30,304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33991" table:style-name="ce6">
            <text:p>33,991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6109" table:style-name="ce6">
            <text:p>16,109<text:s/></text:p>
          </table:table-cell>
          <table:table-cell office:value-type="float" office:value="24676" table:style-name="ce6">
            <text:p>24,676<text:s/></text:p>
          </table:table-cell>
          <table:table-cell office:value-type="float" office:value="61088" table:style-name="ce6">
            <text:p>61,088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20183" table:style-name="ce6">
            <text:p>20,183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50525" table:style-name="ce6">
            <text:p>50,525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4504" table:style-name="ce6">
            <text:p>14,504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2840" table:style-name="ce6">
            <text:p>2,840<text:s/></text:p>
          </table:table-cell>
          <table:table-cell table:number-columns-repeated="16264"/>
        </table:table-row>
        <table:table-row table:style-name="ro2">
          <table:table-cell office:value-type="date" office:date-value="2021-01-02T00:00:00" table:style-name="ce5">
            <text:p>2021/1/2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37712" table:style-name="ce6">
            <text:p>37,712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19639" table:style-name="ce6">
            <text:p>19,639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17244" table:style-name="ce6">
            <text:p>17,244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116437" table:style-name="ce6">
            <text:p>116,437<text:s/></text:p>
          </table:table-cell>
          <table:table-cell office:value-type="float" office:value="40387" table:style-name="ce6">
            <text:p>40,387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31200" table:style-name="ce6">
            <text:p>31,200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13433" table:style-name="ce6">
            <text:p>13,433<text:s/></text:p>
          </table:table-cell>
          <table:table-cell office:value-type="float" office:value="22901" table:style-name="ce6">
            <text:p>22,901<text:s/></text:p>
          </table:table-cell>
          <table:table-cell office:value-type="float" office:value="33042" table:style-name="ce6">
            <text:p>33,042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17742" table:style-name="ce6">
            <text:p>17,742<text:s/></text:p>
          </table:table-cell>
          <table:table-cell office:value-type="float" office:value="24307" table:style-name="ce6">
            <text:p>24,307<text:s/></text:p>
          </table:table-cell>
          <table:table-cell office:value-type="float" office:value="62529" table:style-name="ce6">
            <text:p>62,529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27265" table:style-name="ce6">
            <text:p>27,265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50507" table:style-name="ce6">
            <text:p>50,507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3029" table:style-name="ce6">
            <text:p>3,029<text:s/></text:p>
          </table:table-cell>
          <table:table-cell table:number-columns-repeated="16264"/>
        </table:table-row>
        <table:table-row table:style-name="ro2">
          <table:table-cell office:value-type="date" office:date-value="2021-01-03T00:00:00" table:style-name="ce5">
            <text:p>2021/1/3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30585" table:style-name="ce6">
            <text:p>30,585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10315" table:style-name="ce6">
            <text:p>110,315<text:s/></text:p>
          </table:table-cell>
          <table:table-cell office:value-type="float" office:value="32703" table:style-name="ce6">
            <text:p>32,703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20489" table:style-name="ce6">
            <text:p>20,489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35129" table:style-name="ce6">
            <text:p>35,129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29909" table:style-name="ce6">
            <text:p>29,909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47320" table:style-name="ce6">
            <text:p>47,320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20808" table:style-name="ce6">
            <text:p>20,808<text:s/></text:p>
          </table:table-cell>
          <table:table-cell office:value-type="float" office:value="20709" table:style-name="ce6">
            <text:p>20,709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41414" table:style-name="ce6">
            <text:p>41,414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2684" table:style-name="ce6">
            <text:p>2,684<text:s/></text:p>
          </table:table-cell>
          <table:table-cell table:number-columns-repeated="16264"/>
        </table:table-row>
        <table:table-row table:style-name="ro2">
          <table:table-cell office:value-type="date" office:date-value="2021-01-04T00:00:00" table:style-name="ce5">
            <text:p>2021/1/4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42969" table:style-name="ce6">
            <text:p>42,969<text:s/></text:p>
          </table:table-cell>
          <table:table-cell office:value-type="float" office:value="37107" table:style-name="ce6">
            <text:p>37,107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28143" table:style-name="ce6">
            <text:p>28,143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26640" table:style-name="ce6">
            <text:p>26,640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33804" table:style-name="ce6">
            <text:p>33,804<text:s/></text:p>
          </table:table-cell>
          <table:table-cell office:value-type="float" office:value="23591" table:style-name="ce6">
            <text:p>23,591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37420" table:style-name="ce6">
            <text:p>37,420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20741" table:style-name="ce6">
            <text:p>20,741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110104" table:style-name="ce6">
            <text:p>110,104<text:s/></text:p>
          </table:table-cell>
          <table:table-cell office:value-type="float" office:value="35079" table:style-name="ce6">
            <text:p>35,079<text:s/></text:p>
          </table:table-cell>
          <table:table-cell office:value-type="float" office:value="21111" table:style-name="ce6">
            <text:p>21,111<text:s/></text:p>
          </table:table-cell>
          <table:table-cell office:value-type="float" office:value="23178" table:style-name="ce6">
            <text:p>23,178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25846" table:style-name="ce6">
            <text:p>25,846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32190" table:style-name="ce6">
            <text:p>32,190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19036" table:style-name="ce6">
            <text:p>19,036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29873" table:style-name="ce6">
            <text:p>29,873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24552" table:style-name="ce6">
            <text:p>24,552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37556" table:style-name="ce6">
            <text:p>37,556<text:s/></text:p>
          </table:table-cell>
          <table:table-cell office:value-type="float" office:value="40766" table:style-name="ce6">
            <text:p>40,766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25941" table:style-name="ce6">
            <text:p>25,941<text:s/></text:p>
          </table:table-cell>
          <table:table-cell office:value-type="float" office:value="49062" table:style-name="ce6">
            <text:p>49,062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29783" table:style-name="ce6">
            <text:p>29,783<text:s/></text:p>
          </table:table-cell>
          <table:table-cell office:value-type="float" office:value="31959" table:style-name="ce6">
            <text:p>31,959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59302" table:style-name="ce6">
            <text:p>59,302<text:s/></text:p>
          </table:table-cell>
          <table:table-cell office:value-type="float" office:value="21064" table:style-name="ce6">
            <text:p>21,064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19667" table:style-name="ce6">
            <text:p>19,667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38767" table:style-name="ce6">
            <text:p>38,767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7058" table:style-name="ce6">
            <text:p>17,058<text:s/></text:p>
          </table:table-cell>
          <table:table-cell office:value-type="float" office:value="30520" table:style-name="ce6">
            <text:p>30,520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4173" table:style-name="ce6">
            <text:p>4,173<text:s/></text:p>
          </table:table-cell>
          <table:table-cell table:number-columns-repeated="16264"/>
        </table:table-row>
        <table:table-row table:style-name="ro2">
          <table:table-cell office:value-type="date" office:date-value="2021-01-05T00:00:00" table:style-name="ce5">
            <text:p>2021/1/5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44457" table:style-name="ce6">
            <text:p>44,457<text:s/></text:p>
          </table:table-cell>
          <table:table-cell office:value-type="float" office:value="39497" table:style-name="ce6">
            <text:p>39,497<text:s/></text:p>
          </table:table-cell>
          <table:table-cell office:value-type="float" office:value="26928" table:style-name="ce6">
            <text:p>26,928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9607" table:style-name="ce6">
            <text:p>19,607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28812" table:style-name="ce6">
            <text:p>28,812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17495" table:style-name="ce6">
            <text:p>17,495<text:s/></text:p>
          </table:table-cell>
          <table:table-cell office:value-type="float" office:value="24950" table:style-name="ce6">
            <text:p>24,950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34837" table:style-name="ce6">
            <text:p>34,837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38224" table:style-name="ce6">
            <text:p>38,224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25481" table:style-name="ce6">
            <text:p>25,481<text:s/></text:p>
          </table:table-cell>
          <table:table-cell office:value-type="float" office:value="109902" table:style-name="ce6">
            <text:p>109,902<text:s/></text:p>
          </table:table-cell>
          <table:table-cell office:value-type="float" office:value="37195" table:style-name="ce6">
            <text:p>37,195<text:s/></text:p>
          </table:table-cell>
          <table:table-cell office:value-type="float" office:value="21960" table:style-name="ce6">
            <text:p>21,960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26642" table:style-name="ce6">
            <text:p>26,642<text:s/></text:p>
          </table:table-cell>
          <table:table-cell office:value-type="float" office:value="25924" table:style-name="ce6">
            <text:p>25,924<text:s/></text:p>
          </table:table-cell>
          <table:table-cell office:value-type="float" office:value="26279" table:style-name="ce6">
            <text:p>26,279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32207" table:style-name="ce6">
            <text:p>32,207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28947" table:style-name="ce6">
            <text:p>28,947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37862" table:style-name="ce6">
            <text:p>37,862<text:s/></text:p>
          </table:table-cell>
          <table:table-cell office:value-type="float" office:value="41069" table:style-name="ce6">
            <text:p>41,069<text:s/></text:p>
          </table:table-cell>
          <table:table-cell office:value-type="float" office:value="27038" table:style-name="ce6">
            <text:p>27,038<text:s/></text:p>
          </table:table-cell>
          <table:table-cell office:value-type="float" office:value="26435" table:style-name="ce6">
            <text:p>26,435<text:s/></text:p>
          </table:table-cell>
          <table:table-cell office:value-type="float" office:value="51216" table:style-name="ce6">
            <text:p>51,216<text:s/></text:p>
          </table:table-cell>
          <table:table-cell office:value-type="float" office:value="23123" table:style-name="ce6">
            <text:p>23,123<text:s/></text:p>
          </table:table-cell>
          <table:table-cell office:value-type="float" office:value="30629" table:style-name="ce6">
            <text:p>30,629<text:s/></text:p>
          </table:table-cell>
          <table:table-cell office:value-type="float" office:value="33204" table:style-name="ce6">
            <text:p>33,204<text:s/></text:p>
          </table:table-cell>
          <table:table-cell office:value-type="float" office:value="20852" table:style-name="ce6">
            <text:p>20,852<text:s/></text:p>
          </table:table-cell>
          <table:table-cell office:value-type="float" office:value="60227" table:style-name="ce6">
            <text:p>60,227<text:s/></text:p>
          </table:table-cell>
          <table:table-cell office:value-type="float" office:value="21953" table:style-name="ce6">
            <text:p>21,953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13034" table:style-name="ce6">
            <text:p>13,034<text:s/></text:p>
          </table:table-cell>
          <table:table-cell office:value-type="float" office:value="25378" table:style-name="ce6">
            <text:p>25,378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40000" table:style-name="ce6">
            <text:p>40,000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15423" table:style-name="ce6">
            <text:p>15,423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30218" table:style-name="ce6">
            <text:p>30,218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4127" table:style-name="ce6">
            <text:p>4,127<text:s/></text:p>
          </table:table-cell>
          <table:table-cell table:number-columns-repeated="16264"/>
        </table:table-row>
        <table:table-row table:style-name="ro2">
          <table:table-cell office:value-type="date" office:date-value="2021-01-06T00:00:00" table:style-name="ce5">
            <text:p>2021/1/6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45244" table:style-name="ce6">
            <text:p>45,244<text:s/></text:p>
          </table:table-cell>
          <table:table-cell office:value-type="float" office:value="41553" table:style-name="ce6">
            <text:p>41,553<text:s/></text:p>
          </table:table-cell>
          <table:table-cell office:value-type="float" office:value="27588" table:style-name="ce6">
            <text:p>27,588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20493" table:style-name="ce6">
            <text:p>20,493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28969" table:style-name="ce6">
            <text:p>28,96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18028" table:style-name="ce6">
            <text:p>18,028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26754" table:style-name="ce6">
            <text:p>26,754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35283" table:style-name="ce6">
            <text:p>35,283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38739" table:style-name="ce6">
            <text:p>38,739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7404" table:style-name="ce6">
            <text:p>27,404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111750" table:style-name="ce6">
            <text:p>111,750<text:s/></text:p>
          </table:table-cell>
          <table:table-cell office:value-type="float" office:value="40049" table:style-name="ce6">
            <text:p>40,049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26454" table:style-name="ce6">
            <text:p>26,454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32839" table:style-name="ce6">
            <text:p>32,839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9674" table:style-name="ce6">
            <text:p>19,674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28648" table:style-name="ce6">
            <text:p>28,648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27642" table:style-name="ce6">
            <text:p>27,642<text:s/></text:p>
          </table:table-cell>
          <table:table-cell office:value-type="float" office:value="38723" table:style-name="ce6">
            <text:p>38,723<text:s/></text:p>
          </table:table-cell>
          <table:table-cell office:value-type="float" office:value="41508" table:style-name="ce6">
            <text:p>41,508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53949" table:style-name="ce6">
            <text:p>53,949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31187" table:style-name="ce6">
            <text:p>31,187<text:s/></text:p>
          </table:table-cell>
          <table:table-cell office:value-type="float" office:value="34311" table:style-name="ce6">
            <text:p>34,311<text:s/></text:p>
          </table:table-cell>
          <table:table-cell office:value-type="float" office:value="21425" table:style-name="ce6">
            <text:p>21,425<text:s/></text:p>
          </table:table-cell>
          <table:table-cell office:value-type="float" office:value="61737" table:style-name="ce6">
            <text:p>61,737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20679" table:style-name="ce6">
            <text:p>20,679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40628" table:style-name="ce6">
            <text:p>40,628<text:s/></text:p>
          </table:table-cell>
          <table:table-cell office:value-type="float" office:value="24544" table:style-name="ce6">
            <text:p>24,544<text:s/></text:p>
          </table:table-cell>
          <table:table-cell office:value-type="float" office:value="26082" table:style-name="ce6">
            <text:p>26,082<text:s/></text:p>
          </table:table-cell>
          <table:table-cell office:value-type="float" office:value="23687" table:style-name="ce6">
            <text:p>23,687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31194" table:style-name="ce6">
            <text:p>31,194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4209" table:style-name="ce6">
            <text:p>4,209<text:s/></text:p>
          </table:table-cell>
          <table:table-cell table:number-columns-repeated="16264"/>
        </table:table-row>
        <table:table-row table:style-name="ro2">
          <table:table-cell office:value-type="date" office:date-value="2021-01-07T00:00:00" table:style-name="ce5">
            <text:p>2021/1/7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45737" table:style-name="ce6">
            <text:p>45,737<text:s/></text:p>
          </table:table-cell>
          <table:table-cell office:value-type="float" office:value="41120" table:style-name="ce6">
            <text:p>41,120<text:s/></text:p>
          </table:table-cell>
          <table:table-cell office:value-type="float" office:value="27196" table:style-name="ce6">
            <text:p>27,196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5191" table:style-name="ce6">
            <text:p>15,191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8813" table:style-name="ce6">
            <text:p>18,813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29054" table:style-name="ce6">
            <text:p>29,054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25219" table:style-name="ce6">
            <text:p>25,219<text:s/></text:p>
          </table:table-cell>
          <table:table-cell office:value-type="float" office:value="17830" table:style-name="ce6">
            <text:p>17,830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26720" table:style-name="ce6">
            <text:p>26,720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34982" table:style-name="ce6">
            <text:p>34,982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38457" table:style-name="ce6">
            <text:p>38,457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27495" table:style-name="ce6">
            <text:p>27,495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116494" table:style-name="ce6">
            <text:p>116,494<text:s/></text:p>
          </table:table-cell>
          <table:table-cell office:value-type="float" office:value="39655" table:style-name="ce6">
            <text:p>39,655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26068" table:style-name="ce6">
            <text:p>26,068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31588" table:style-name="ce6">
            <text:p>31,588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27718" table:style-name="ce6">
            <text:p>27,718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39285" table:style-name="ce6">
            <text:p>39,285<text:s/></text:p>
          </table:table-cell>
          <table:table-cell office:value-type="float" office:value="41255" table:style-name="ce6">
            <text:p>41,255<text:s/></text:p>
          </table:table-cell>
          <table:table-cell office:value-type="float" office:value="27481" table:style-name="ce6">
            <text:p>27,481<text:s/></text:p>
          </table:table-cell>
          <table:table-cell office:value-type="float" office:value="25603" table:style-name="ce6">
            <text:p>25,603<text:s/></text:p>
          </table:table-cell>
          <table:table-cell office:value-type="float" office:value="52759" table:style-name="ce6">
            <text:p>52,759<text:s/></text:p>
          </table:table-cell>
          <table:table-cell office:value-type="float" office:value="24449" table:style-name="ce6">
            <text:p>24,449<text:s/></text:p>
          </table:table-cell>
          <table:table-cell office:value-type="float" office:value="31244" table:style-name="ce6">
            <text:p>31,244<text:s/></text:p>
          </table:table-cell>
          <table:table-cell office:value-type="float" office:value="34486" table:style-name="ce6">
            <text:p>34,486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61923" table:style-name="ce6">
            <text:p>61,923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6952" table:style-name="ce6">
            <text:p>16,952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40953" table:style-name="ce6">
            <text:p>40,953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26407" table:style-name="ce6">
            <text:p>26,407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30835" table:style-name="ce6">
            <text:p>30,835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4281" table:style-name="ce6">
            <text:p>4,281<text:s/></text:p>
          </table:table-cell>
          <table:table-cell table:number-columns-repeated="16264"/>
        </table:table-row>
        <table:table-row table:style-name="ro2">
          <table:table-cell office:value-type="date" office:date-value="2021-01-08T00:00:00" table:style-name="ce5">
            <text:p>2021/1/8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16246" table:style-name="ce6">
            <text:p>16,246<text:s/></text:p>
          </table:table-cell>
          <table:table-cell office:value-type="float" office:value="47529" table:style-name="ce6">
            <text:p>47,529<text:s/></text:p>
          </table:table-cell>
          <table:table-cell office:value-type="float" office:value="47031" table:style-name="ce6">
            <text:p>47,031<text:s/></text:p>
          </table:table-cell>
          <table:table-cell office:value-type="float" office:value="28230" table:style-name="ce6">
            <text:p>28,230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29165" table:style-name="ce6">
            <text:p>29,165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26135" table:style-name="ce6">
            <text:p>26,135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28288" table:style-name="ce6">
            <text:p>28,288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35450" table:style-name="ce6">
            <text:p>35,450<text:s/></text:p>
          </table:table-cell>
          <table:table-cell office:value-type="float" office:value="26337" table:style-name="ce6">
            <text:p>26,337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39475" table:style-name="ce6">
            <text:p>39,475<text:s/></text:p>
          </table:table-cell>
          <table:table-cell office:value-type="float" office:value="28411" table:style-name="ce6">
            <text:p>28,411<text:s/></text:p>
          </table:table-cell>
          <table:table-cell office:value-type="float" office:value="28079" table:style-name="ce6">
            <text:p>28,079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145447" table:style-name="ce6">
            <text:p>145,447<text:s/></text:p>
          </table:table-cell>
          <table:table-cell office:value-type="float" office:value="45900" table:style-name="ce6">
            <text:p>45,900<text:s/></text:p>
          </table:table-cell>
          <table:table-cell office:value-type="float" office:value="22416" table:style-name="ce6">
            <text:p>22,416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26954" table:style-name="ce6">
            <text:p>26,954<text:s/></text:p>
          </table:table-cell>
          <table:table-cell office:value-type="float" office:value="23873" table:style-name="ce6">
            <text:p>23,873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32365" table:style-name="ce6">
            <text:p>32,365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27817" table:style-name="ce6">
            <text:p>27,817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24141" table:style-name="ce6">
            <text:p>24,141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29075" table:style-name="ce6">
            <text:p>29,075<text:s/></text:p>
          </table:table-cell>
          <table:table-cell office:value-type="float" office:value="44538" table:style-name="ce6">
            <text:p>44,538<text:s/></text:p>
          </table:table-cell>
          <table:table-cell office:value-type="float" office:value="42341" table:style-name="ce6">
            <text:p>42,341<text:s/></text:p>
          </table:table-cell>
          <table:table-cell office:value-type="float" office:value="28256" table:style-name="ce6">
            <text:p>28,256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61822" table:style-name="ce6">
            <text:p>61,822<text:s/></text:p>
          </table:table-cell>
          <table:table-cell office:value-type="float" office:value="25147" table:style-name="ce6">
            <text:p>25,147<text:s/></text:p>
          </table:table-cell>
          <table:table-cell office:value-type="float" office:value="33747" table:style-name="ce6">
            <text:p>33,747<text:s/></text:p>
          </table:table-cell>
          <table:table-cell office:value-type="float" office:value="38888" table:style-name="ce6">
            <text:p>38,888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69411" table:style-name="ce6">
            <text:p>69,411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23016" table:style-name="ce6">
            <text:p>23,016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31433" table:style-name="ce6">
            <text:p>31,43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7889" table:style-name="ce6">
            <text:p>7,889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42718" table:style-name="ce6">
            <text:p>42,718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32209" table:style-name="ce6">
            <text:p>32,209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4705" table:style-name="ce6">
            <text:p>4,705<text:s/></text:p>
          </table:table-cell>
          <table:table-cell table:number-columns-repeated="16264"/>
        </table:table-row>
        <table:table-row table:style-name="ro2">
          <table:table-cell office:value-type="date" office:date-value="2021-01-09T00:00:00" table:style-name="ce5">
            <text:p>2021/1/9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24600" table:style-name="ce6">
            <text:p>24,600<text:s/></text:p>
          </table:table-cell>
          <table:table-cell office:value-type="float" office:value="42880" table:style-name="ce6">
            <text:p>42,880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17184" table:style-name="ce6">
            <text:p>17,184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26707" table:style-name="ce6">
            <text:p>26,707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29994" table:style-name="ce6">
            <text:p>29,994<text:s/></text:p>
          </table:table-cell>
          <table:table-cell office:value-type="float" office:value="20921" table:style-name="ce6">
            <text:p>20,921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126249" table:style-name="ce6">
            <text:p>126,249<text:s/></text:p>
          </table:table-cell>
          <table:table-cell office:value-type="float" office:value="46308" table:style-name="ce6">
            <text:p>46,308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24741" table:style-name="ce6">
            <text:p>24,741<text:s/></text:p>
          </table:table-cell>
          <table:table-cell office:value-type="float" office:value="35019" table:style-name="ce6">
            <text:p>35,019<text:s/></text:p>
          </table:table-cell>
          <table:table-cell office:value-type="float" office:value="29869" table:style-name="ce6">
            <text:p>29,869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24770" table:style-name="ce6">
            <text:p>24,770<text:s/></text:p>
          </table:table-cell>
          <table:table-cell office:value-type="float" office:value="62648" table:style-name="ce6">
            <text:p>62,648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28499" table:style-name="ce6">
            <text:p>28,499<text:s/></text:p>
          </table:table-cell>
          <table:table-cell office:value-type="float" office:value="33243" table:style-name="ce6">
            <text:p>33,243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53438" table:style-name="ce6">
            <text:p>53,438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9240" table:style-name="ce6">
            <text:p>19,240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3132" table:style-name="ce6">
            <text:p>3,132<text:s/></text:p>
          </table:table-cell>
          <table:table-cell table:number-columns-repeated="16264"/>
        </table:table-row>
        <table:table-row table:style-name="ro2">
          <table:table-cell office:value-type="date" office:date-value="2021-01-10T00:00:00" table:style-name="ce5">
            <text:p>2021/1/10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32908" table:style-name="ce6">
            <text:p>32,908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25940" table:style-name="ce6">
            <text:p>25,940<text:s/></text:p>
          </table:table-cell>
          <table:table-cell office:value-type="float" office:value="17142" table:style-name="ce6">
            <text:p>17,142<text:s/></text:p>
          </table:table-cell>
          <table:table-cell office:value-type="float" office:value="16997" table:style-name="ce6">
            <text:p>16,997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11609" table:style-name="ce6">
            <text:p>111,609<text:s/></text:p>
          </table:table-cell>
          <table:table-cell office:value-type="float" office:value="37306" table:style-name="ce6">
            <text:p>37,306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20938" table:style-name="ce6">
            <text:p>20,938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19552" table:style-name="ce6">
            <text:p>19,552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23379" table:style-name="ce6">
            <text:p>23,37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20527" table:style-name="ce6">
            <text:p>20,527<text:s/></text:p>
          </table:table-cell>
          <table:table-cell office:value-type="float" office:value="30748" table:style-name="ce6">
            <text:p>30,748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50775" table:style-name="ce6">
            <text:p>50,775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44311" table:style-name="ce6">
            <text:p>44,311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21306" table:style-name="ce6">
            <text:p>21,306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200" table:style-name="ce6">
            <text:p>3,200<text:s/></text:p>
          </table:table-cell>
          <table:table-cell table:number-columns-repeated="16264"/>
        </table:table-row>
        <table:table-row table:style-name="ro2">
          <table:table-cell office:value-type="date" office:date-value="2021-01-11T00:00:00" table:style-name="ce5">
            <text:p>2021/1/11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44603" table:style-name="ce6">
            <text:p>44,603<text:s/></text:p>
          </table:table-cell>
          <table:table-cell office:value-type="float" office:value="39031" table:style-name="ce6">
            <text:p>39,031<text:s/></text:p>
          </table:table-cell>
          <table:table-cell office:value-type="float" office:value="26521" table:style-name="ce6">
            <text:p>26,521<text:s/></text:p>
          </table:table-cell>
          <table:table-cell office:value-type="float" office:value="14610" table:style-name="ce6">
            <text:p>14,610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33608" table:style-name="ce6">
            <text:p>33,608<text:s/></text:p>
          </table:table-cell>
          <table:table-cell office:value-type="float" office:value="22783" table:style-name="ce6">
            <text:p>22,783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38313" table:style-name="ce6">
            <text:p>38,313<text:s/></text:p>
          </table:table-cell>
          <table:table-cell office:value-type="float" office:value="26996" table:style-name="ce6">
            <text:p>26,996<text:s/></text:p>
          </table:table-cell>
          <table:table-cell office:value-type="float" office:value="27247" table:style-name="ce6">
            <text:p>27,247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24917" table:style-name="ce6">
            <text:p>24,917<text:s/></text:p>
          </table:table-cell>
          <table:table-cell office:value-type="float" office:value="114464" table:style-name="ce6">
            <text:p>114,464<text:s/></text:p>
          </table:table-cell>
          <table:table-cell office:value-type="float" office:value="37291" table:style-name="ce6">
            <text:p>37,291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24227" table:style-name="ce6">
            <text:p>24,227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30508" table:style-name="ce6">
            <text:p>30,508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8379" table:style-name="ce6">
            <text:p>18,379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22919" table:style-name="ce6">
            <text:p>22,919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5832" table:style-name="ce6">
            <text:p>25,832<text:s/></text:p>
          </table:table-cell>
          <table:table-cell office:value-type="float" office:value="39447" table:style-name="ce6">
            <text:p>39,447<text:s/></text:p>
          </table:table-cell>
          <table:table-cell office:value-type="float" office:value="40531" table:style-name="ce6">
            <text:p>40,531<text:s/></text:p>
          </table:table-cell>
          <table:table-cell office:value-type="float" office:value="26793" table:style-name="ce6">
            <text:p>26,793<text:s/></text:p>
          </table:table-cell>
          <table:table-cell office:value-type="float" office:value="24897" table:style-name="ce6">
            <text:p>24,897<text:s/></text:p>
          </table:table-cell>
          <table:table-cell office:value-type="float" office:value="50657" table:style-name="ce6">
            <text:p>50,657<text:s/></text:p>
          </table:table-cell>
          <table:table-cell office:value-type="float" office:value="22992" table:style-name="ce6">
            <text:p>22,992<text:s/></text:p>
          </table:table-cell>
          <table:table-cell office:value-type="float" office:value="29599" table:style-name="ce6">
            <text:p>29,599<text:s/></text:p>
          </table:table-cell>
          <table:table-cell office:value-type="float" office:value="32844" table:style-name="ce6">
            <text:p>32,844<text:s/></text:p>
          </table:table-cell>
          <table:table-cell office:value-type="float" office:value="20420" table:style-name="ce6">
            <text:p>20,420<text:s/></text:p>
          </table:table-cell>
          <table:table-cell office:value-type="float" office:value="60319" table:style-name="ce6">
            <text:p>60,319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19483" table:style-name="ce6">
            <text:p>19,483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28360" table:style-name="ce6">
            <text:p>28,360<text:s/></text:p>
          </table:table-cell>
          <table:table-cell office:value-type="float" office:value="20302" table:style-name="ce6">
            <text:p>20,302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39881" table:style-name="ce6">
            <text:p>39,881<text:s/></text:p>
          </table:table-cell>
          <table:table-cell office:value-type="float" office:value="24438" table:style-name="ce6">
            <text:p>24,438<text:s/></text:p>
          </table:table-cell>
          <table:table-cell office:value-type="float" office:value="25590" table:style-name="ce6">
            <text:p>25,590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30033" table:style-name="ce6">
            <text:p>30,033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4400" table:style-name="ce6">
            <text:p>4,400<text:s/></text:p>
          </table:table-cell>
          <table:table-cell table:number-columns-repeated="16264"/>
        </table:table-row>
        <table:table-row table:style-name="ro2">
          <table:table-cell office:value-type="date" office:date-value="2021-01-12T00:00:00" table:style-name="ce5">
            <text:p>2021/1/12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15144" table:style-name="ce6">
            <text:p>15,144<text:s/></text:p>
          </table:table-cell>
          <table:table-cell office:value-type="float" office:value="45166" table:style-name="ce6">
            <text:p>45,166<text:s/></text:p>
          </table:table-cell>
          <table:table-cell office:value-type="float" office:value="41303" table:style-name="ce6">
            <text:p>41,303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5882" table:style-name="ce6">
            <text:p>5,882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28434" table:style-name="ce6">
            <text:p>28,434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17656" table:style-name="ce6">
            <text:p>17,656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34087" table:style-name="ce6">
            <text:p>34,087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38171" table:style-name="ce6">
            <text:p>38,171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112103" table:style-name="ce6">
            <text:p>112,103<text:s/></text:p>
          </table:table-cell>
          <table:table-cell office:value-type="float" office:value="39991" table:style-name="ce6">
            <text:p>39,991<text:s/></text:p>
          </table:table-cell>
          <table:table-cell office:value-type="float" office:value="22126" table:style-name="ce6">
            <text:p>22,126<text:s/></text:p>
          </table:table-cell>
          <table:table-cell office:value-type="float" office:value="23877" table:style-name="ce6">
            <text:p>23,877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23318" table:style-name="ce6">
            <text:p>23,318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30940" table:style-name="ce6">
            <text:p>30,940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28627" table:style-name="ce6">
            <text:p>28,627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38575" table:style-name="ce6">
            <text:p>38,575<text:s/></text:p>
          </table:table-cell>
          <table:table-cell office:value-type="float" office:value="41160" table:style-name="ce6">
            <text:p>41,160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53108" table:style-name="ce6">
            <text:p>53,108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30151" table:style-name="ce6">
            <text:p>30,151<text:s/></text:p>
          </table:table-cell>
          <table:table-cell office:value-type="float" office:value="34567" table:style-name="ce6">
            <text:p>34,567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60938" table:style-name="ce6">
            <text:p>60,938<text:s/></text:p>
          </table:table-cell>
          <table:table-cell office:value-type="float" office:value="21726" table:style-name="ce6">
            <text:p>21,726<text:s/></text:p>
          </table:table-cell>
          <table:table-cell office:value-type="float" office:value="16453" table:style-name="ce6">
            <text:p>16,453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20344" table:style-name="ce6">
            <text:p>20,344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40413" table:style-name="ce6">
            <text:p>40,413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25589" table:style-name="ce6">
            <text:p>25,589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31019" table:style-name="ce6">
            <text:p>31,019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279" table:style-name="ce6">
            <text:p>4,279<text:s/></text:p>
          </table:table-cell>
          <table:table-cell table:number-columns-repeated="16264"/>
        </table:table-row>
        <table:table-row table:style-name="ro2">
          <table:table-cell office:value-type="date" office:date-value="2021-01-13T00:00:00" table:style-name="ce5">
            <text:p>2021/1/13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45065" table:style-name="ce6">
            <text:p>45,065<text:s/></text:p>
          </table:table-cell>
          <table:table-cell office:value-type="float" office:value="42683" table:style-name="ce6">
            <text:p>42,683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8349" table:style-name="ce6">
            <text:p>18,349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29115" table:style-name="ce6">
            <text:p>29,115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24915" table:style-name="ce6">
            <text:p>24,915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26228" table:style-name="ce6">
            <text:p>26,228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34758" table:style-name="ce6">
            <text:p>34,758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38350" table:style-name="ce6">
            <text:p>38,350<text:s/></text:p>
          </table:table-cell>
          <table:table-cell office:value-type="float" office:value="27769" table:style-name="ce6">
            <text:p>27,769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24764" table:style-name="ce6">
            <text:p>24,764<text:s/></text:p>
          </table:table-cell>
          <table:table-cell office:value-type="float" office:value="113071" table:style-name="ce6">
            <text:p>113,071<text:s/></text:p>
          </table:table-cell>
          <table:table-cell office:value-type="float" office:value="44869" table:style-name="ce6">
            <text:p>44,869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27138" table:style-name="ce6">
            <text:p>27,138<text:s/></text:p>
          </table:table-cell>
          <table:table-cell office:value-type="float" office:value="23304" table:style-name="ce6">
            <text:p>23,304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32161" table:style-name="ce6">
            <text:p>32,161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30551" table:style-name="ce6">
            <text:p>30,551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23418" table:style-name="ce6">
            <text:p>23,418<text:s/></text:p>
          </table:table-cell>
          <table:table-cell office:value-type="float" office:value="23956" table:style-name="ce6">
            <text:p>23,956<text:s/></text:p>
          </table:table-cell>
          <table:table-cell office:value-type="float" office:value="27979" table:style-name="ce6">
            <text:p>27,979<text:s/></text:p>
          </table:table-cell>
          <table:table-cell office:value-type="float" office:value="38904" table:style-name="ce6">
            <text:p>38,904<text:s/></text:p>
          </table:table-cell>
          <table:table-cell office:value-type="float" office:value="41542" table:style-name="ce6">
            <text:p>41,542<text:s/></text:p>
          </table:table-cell>
          <table:table-cell office:value-type="float" office:value="27827" table:style-name="ce6">
            <text:p>27,827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54946" table:style-name="ce6">
            <text:p>54,946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30885" table:style-name="ce6">
            <text:p>30,885<text:s/></text:p>
          </table:table-cell>
          <table:table-cell office:value-type="float" office:value="35450" table:style-name="ce6">
            <text:p>35,450<text:s/></text:p>
          </table:table-cell>
          <table:table-cell office:value-type="float" office:value="21962" table:style-name="ce6">
            <text:p>21,962<text:s/></text:p>
          </table:table-cell>
          <table:table-cell office:value-type="float" office:value="62116" table:style-name="ce6">
            <text:p>62,116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9776" table:style-name="ce6">
            <text:p>19,776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25206" table:style-name="ce6">
            <text:p>25,206<text:s/></text:p>
          </table:table-cell>
          <table:table-cell office:value-type="float" office:value="20971" table:style-name="ce6">
            <text:p>20,971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40988" table:style-name="ce6">
            <text:p>40,988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32020" table:style-name="ce6">
            <text:p>32,020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4283" table:style-name="ce6">
            <text:p>4,283<text:s/></text:p>
          </table:table-cell>
          <table:table-cell table:number-columns-repeated="16264"/>
        </table:table-row>
        <table:table-row table:style-name="ro2">
          <table:table-cell office:value-type="date" office:date-value="2021-01-14T00:00:00" table:style-name="ce5">
            <text:p>2021/1/14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46101" table:style-name="ce6">
            <text:p>46,101<text:s/></text:p>
          </table:table-cell>
          <table:table-cell office:value-type="float" office:value="43305" table:style-name="ce6">
            <text:p>43,305<text:s/></text:p>
          </table:table-cell>
          <table:table-cell office:value-type="float" office:value="27424" table:style-name="ce6">
            <text:p>27,424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8484" table:style-name="ce6">
            <text:p>18,484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18179" table:style-name="ce6">
            <text:p>18,179<text:s/></text:p>
          </table:table-cell>
          <table:table-cell office:value-type="float" office:value="34543" table:style-name="ce6">
            <text:p>34,543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38816" table:style-name="ce6">
            <text:p>38,816<text:s/></text:p>
          </table:table-cell>
          <table:table-cell office:value-type="float" office:value="27699" table:style-name="ce6">
            <text:p>27,699<text:s/></text:p>
          </table:table-cell>
          <table:table-cell office:value-type="float" office:value="27389" table:style-name="ce6">
            <text:p>27,389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119492" table:style-name="ce6">
            <text:p>119,492<text:s/></text:p>
          </table:table-cell>
          <table:table-cell office:value-type="float" office:value="42392" table:style-name="ce6">
            <text:p>42,392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26569" table:style-name="ce6">
            <text:p>26,569<text:s/></text:p>
          </table:table-cell>
          <table:table-cell office:value-type="float" office:value="28458" table:style-name="ce6">
            <text:p>28,458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32342" table:style-name="ce6">
            <text:p>32,342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20338" table:style-name="ce6">
            <text:p>20,338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32696" table:style-name="ce6">
            <text:p>32,696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23592" table:style-name="ce6">
            <text:p>23,592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28106" table:style-name="ce6">
            <text:p>28,106<text:s/></text:p>
          </table:table-cell>
          <table:table-cell office:value-type="float" office:value="39313" table:style-name="ce6">
            <text:p>39,313<text:s/></text:p>
          </table:table-cell>
          <table:table-cell office:value-type="float" office:value="41419" table:style-name="ce6">
            <text:p>41,419<text:s/></text:p>
          </table:table-cell>
          <table:table-cell office:value-type="float" office:value="27657" table:style-name="ce6">
            <text:p>27,657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56156" table:style-name="ce6">
            <text:p>56,156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31324" table:style-name="ce6">
            <text:p>31,324<text:s/></text:p>
          </table:table-cell>
          <table:table-cell office:value-type="float" office:value="36039" table:style-name="ce6">
            <text:p>36,039<text:s/></text:p>
          </table:table-cell>
          <table:table-cell office:value-type="float" office:value="22558" table:style-name="ce6">
            <text:p>22,558<text:s/></text:p>
          </table:table-cell>
          <table:table-cell office:value-type="float" office:value="63604" table:style-name="ce6">
            <text:p>63,604<text:s/></text:p>
          </table:table-cell>
          <table:table-cell office:value-type="float" office:value="21844" table:style-name="ce6">
            <text:p>21,844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13894" table:style-name="ce6">
            <text:p>13,894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41266" table:style-name="ce6">
            <text:p>41,266<text:s/></text:p>
          </table:table-cell>
          <table:table-cell office:value-type="float" office:value="25458" table:style-name="ce6">
            <text:p>25,458<text:s/></text:p>
          </table:table-cell>
          <table:table-cell office:value-type="float" office:value="25500" table:style-name="ce6">
            <text:p>25,500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31332" table:style-name="ce6">
            <text:p>31,332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4452" table:style-name="ce6">
            <text:p>4,452<text:s/></text:p>
          </table:table-cell>
          <table:table-cell table:number-columns-repeated="16264"/>
        </table:table-row>
        <table:table-row table:style-name="ro2">
          <table:table-cell office:value-type="date" office:date-value="2021-01-15T00:00:00" table:style-name="ce5">
            <text:p>2021/1/15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48707" table:style-name="ce6">
            <text:p>48,707<text:s/></text:p>
          </table:table-cell>
          <table:table-cell office:value-type="float" office:value="49897" table:style-name="ce6">
            <text:p>49,897<text:s/></text:p>
          </table:table-cell>
          <table:table-cell office:value-type="float" office:value="28255" table:style-name="ce6">
            <text:p>28,255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8781" table:style-name="ce6">
            <text:p>18,781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30267" table:style-name="ce6">
            <text:p>30,267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26684" table:style-name="ce6">
            <text:p>26,684<text:s/></text:p>
          </table:table-cell>
          <table:table-cell office:value-type="float" office:value="19552" table:style-name="ce6">
            <text:p>19,552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31161" table:style-name="ce6">
            <text:p>31,161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36389" table:style-name="ce6">
            <text:p>36,389<text:s/></text:p>
          </table:table-cell>
          <table:table-cell office:value-type="float" office:value="27323" table:style-name="ce6">
            <text:p>27,323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40280" table:style-name="ce6">
            <text:p>40,280<text:s/></text:p>
          </table:table-cell>
          <table:table-cell office:value-type="float" office:value="29310" table:style-name="ce6">
            <text:p>29,310<text:s/></text:p>
          </table:table-cell>
          <table:table-cell office:value-type="float" office:value="28265" table:style-name="ce6">
            <text:p>28,265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25990" table:style-name="ce6">
            <text:p>25,990<text:s/></text:p>
          </table:table-cell>
          <table:table-cell office:value-type="float" office:value="152538" table:style-name="ce6">
            <text:p>152,538<text:s/></text:p>
          </table:table-cell>
          <table:table-cell office:value-type="float" office:value="50387" table:style-name="ce6">
            <text:p>50,387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25148" table:style-name="ce6">
            <text:p>25,148<text:s/></text:p>
          </table:table-cell>
          <table:table-cell office:value-type="float" office:value="29180" table:style-name="ce6">
            <text:p>29,180<text:s/></text:p>
          </table:table-cell>
          <table:table-cell office:value-type="float" office:value="28220" table:style-name="ce6">
            <text:p>28,220<text:s/></text:p>
          </table:table-cell>
          <table:table-cell office:value-type="float" office:value="30909" table:style-name="ce6">
            <text:p>30,909<text:s/></text:p>
          </table:table-cell>
          <table:table-cell office:value-type="float" office:value="25939" table:style-name="ce6">
            <text:p>25,939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33432" table:style-name="ce6">
            <text:p>33,432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21275" table:style-name="ce6">
            <text:p>21,275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35030" table:style-name="ce6">
            <text:p>35,030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24252" table:style-name="ce6">
            <text:p>24,252<text:s/></text:p>
          </table:table-cell>
          <table:table-cell office:value-type="float" office:value="30705" table:style-name="ce6">
            <text:p>30,705<text:s/></text:p>
          </table:table-cell>
          <table:table-cell office:value-type="float" office:value="44392" table:style-name="ce6">
            <text:p>44,392<text:s/></text:p>
          </table:table-cell>
          <table:table-cell office:value-type="float" office:value="43382" table:style-name="ce6">
            <text:p>43,382<text:s/></text:p>
          </table:table-cell>
          <table:table-cell office:value-type="float" office:value="29260" table:style-name="ce6">
            <text:p>29,260<text:s/></text:p>
          </table:table-cell>
          <table:table-cell office:value-type="float" office:value="29190" table:style-name="ce6">
            <text:p>29,190<text:s/></text:p>
          </table:table-cell>
          <table:table-cell office:value-type="float" office:value="67536" table:style-name="ce6">
            <text:p>67,536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34354" table:style-name="ce6">
            <text:p>34,354<text:s/></text:p>
          </table:table-cell>
          <table:table-cell office:value-type="float" office:value="41685" table:style-name="ce6">
            <text:p>41,685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73205" table:style-name="ce6">
            <text:p>73,205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16228" table:style-name="ce6">
            <text:p>16,228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32936" table:style-name="ce6">
            <text:p>32,936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43244" table:style-name="ce6">
            <text:p>43,244<text:s/></text:p>
          </table:table-cell>
          <table:table-cell office:value-type="float" office:value="26435" table:style-name="ce6">
            <text:p>26,435<text:s/></text:p>
          </table:table-cell>
          <table:table-cell office:value-type="float" office:value="26616" table:style-name="ce6">
            <text:p>26,616<text:s/></text:p>
          </table:table-cell>
          <table:table-cell office:value-type="float" office:value="25897" table:style-name="ce6">
            <text:p>25,897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33177" table:style-name="ce6">
            <text:p>33,177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4647" table:style-name="ce6">
            <text:p>4,647<text:s/></text:p>
          </table:table-cell>
          <table:table-cell table:number-columns-repeated="16264"/>
        </table:table-row>
        <table:table-row table:style-name="ro2">
          <table:table-cell office:value-type="date" office:date-value="2021-01-16T00:00:00" table:style-name="ce5">
            <text:p>2021/1/16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26455" table:style-name="ce6">
            <text:p>26,455<text:s/></text:p>
          </table:table-cell>
          <table:table-cell office:value-type="float" office:value="45663" table:style-name="ce6">
            <text:p>45,663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27842" table:style-name="ce6">
            <text:p>27,842<text:s/></text:p>
          </table:table-cell>
          <table:table-cell office:value-type="float" office:value="16109" table:style-name="ce6">
            <text:p>16,109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31129" table:style-name="ce6">
            <text:p>31,129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134165" table:style-name="ce6">
            <text:p>134,165<text:s/></text:p>
          </table:table-cell>
          <table:table-cell office:value-type="float" office:value="49094" table:style-name="ce6">
            <text:p>49,094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23795" table:style-name="ce6">
            <text:p>23,795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28846" table:style-name="ce6">
            <text:p>28,846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18055" table:style-name="ce6">
            <text:p>18,055<text:s/></text:p>
          </table:table-cell>
          <table:table-cell office:value-type="float" office:value="16348" table:style-name="ce6">
            <text:p>16,348<text:s/></text:p>
          </table:table-cell>
          <table:table-cell office:value-type="float" office:value="25769" table:style-name="ce6">
            <text:p>25,769<text:s/></text:p>
          </table:table-cell>
          <table:table-cell office:value-type="float" office:value="36547" table:style-name="ce6">
            <text:p>36,547<text:s/></text:p>
          </table:table-cell>
          <table:table-cell office:value-type="float" office:value="31146" table:style-name="ce6">
            <text:p>31,146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26098" table:style-name="ce6">
            <text:p>26,098<text:s/></text:p>
          </table:table-cell>
          <table:table-cell office:value-type="float" office:value="65851" table:style-name="ce6">
            <text:p>65,851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30219" table:style-name="ce6">
            <text:p>30,219<text:s/></text:p>
          </table:table-cell>
          <table:table-cell office:value-type="float" office:value="34508" table:style-name="ce6">
            <text:p>34,508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57269" table:style-name="ce6">
            <text:p>57,269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27777" table:style-name="ce6">
            <text:p>27,777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15465" table:style-name="ce6">
            <text:p>15,465<text:s/></text:p>
          </table:table-cell>
          <table:table-cell office:value-type="float" office:value="16893" table:style-name="ce6">
            <text:p>16,893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2947" table:style-name="ce6">
            <text:p>2,947<text:s/></text:p>
          </table:table-cell>
          <table:table-cell table:number-columns-repeated="16264"/>
        </table:table-row>
        <table:table-row table:style-name="ro2">
          <table:table-cell office:value-type="date" office:date-value="2021-01-17T00:00:00" table:style-name="ce5">
            <text:p>2021/1/17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33704" table:style-name="ce6">
            <text:p>33,704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4135" table:style-name="ce6">
            <text:p>14,135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22177" table:style-name="ce6">
            <text:p>22,177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25244" table:style-name="ce6">
            <text:p>25,244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115380" table:style-name="ce6">
            <text:p>115,380<text:s/></text:p>
          </table:table-cell>
          <table:table-cell office:value-type="float" office:value="37177" table:style-name="ce6">
            <text:p>37,177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20989" table:style-name="ce6">
            <text:p>20,989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24722" table:style-name="ce6">
            <text:p>24,722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51772" table:style-name="ce6">
            <text:p>51,772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22752" table:style-name="ce6">
            <text:p>22,752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16530" table:style-name="ce6">
            <text:p>16,530<text:s/></text:p>
          </table:table-cell>
          <table:table-cell office:value-type="float" office:value="44931" table:style-name="ce6">
            <text:p>44,931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17309" table:style-name="ce6">
            <text:p>17,309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400" table:style-name="ce6">
            <text:p>2,400<text:s/></text:p>
          </table:table-cell>
          <table:table-cell table:number-columns-repeated="16264"/>
        </table:table-row>
        <table:table-row table:style-name="ro2">
          <table:table-cell office:value-type="date" office:date-value="2021-01-18T00:00:00" table:style-name="ce5">
            <text:p>2021/1/18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43229" table:style-name="ce6">
            <text:p>43,229<text:s/></text:p>
          </table:table-cell>
          <table:table-cell office:value-type="float" office:value="39685" table:style-name="ce6">
            <text:p>39,685<text:s/></text:p>
          </table:table-cell>
          <table:table-cell office:value-type="float" office:value="26042" table:style-name="ce6">
            <text:p>26,042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32190" table:style-name="ce6">
            <text:p>32,190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36630" table:style-name="ce6">
            <text:p>36,630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26224" table:style-name="ce6">
            <text:p>26,224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118323" table:style-name="ce6">
            <text:p>118,323<text:s/></text:p>
          </table:table-cell>
          <table:table-cell office:value-type="float" office:value="38774" table:style-name="ce6">
            <text:p>38,774<text:s/></text:p>
          </table:table-cell>
          <table:table-cell office:value-type="float" office:value="21710" table:style-name="ce6">
            <text:p>21,710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22722" table:style-name="ce6">
            <text:p>22,722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31014" table:style-name="ce6">
            <text:p>31,014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27216" table:style-name="ce6">
            <text:p>27,216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23166" table:style-name="ce6">
            <text:p>23,166<text:s/></text:p>
          </table:table-cell>
          <table:table-cell office:value-type="float" office:value="26493" table:style-name="ce6">
            <text:p>26,493<text:s/></text:p>
          </table:table-cell>
          <table:table-cell office:value-type="float" office:value="37957" table:style-name="ce6">
            <text:p>37,957<text:s/></text:p>
          </table:table-cell>
          <table:table-cell office:value-type="float" office:value="38071" table:style-name="ce6">
            <text:p>38,071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26477" table:style-name="ce6">
            <text:p>26,477<text:s/></text:p>
          </table:table-cell>
          <table:table-cell office:value-type="float" office:value="55200" table:style-name="ce6">
            <text:p>55,200<text:s/></text:p>
          </table:table-cell>
          <table:table-cell office:value-type="float" office:value="20367" table:style-name="ce6">
            <text:p>20,367<text:s/></text:p>
          </table:table-cell>
          <table:table-cell office:value-type="float" office:value="28225" table:style-name="ce6">
            <text:p>28,225<text:s/></text:p>
          </table:table-cell>
          <table:table-cell office:value-type="float" office:value="34190" table:style-name="ce6">
            <text:p>34,190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60945" table:style-name="ce6">
            <text:p>60,945<text:s/></text:p>
          </table:table-cell>
          <table:table-cell office:value-type="float" office:value="20919" table:style-name="ce6">
            <text:p>20,919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28986" table:style-name="ce6">
            <text:p>28,986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38886" table:style-name="ce6">
            <text:p>38,886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24793" table:style-name="ce6">
            <text:p>24,793<text:s/></text:p>
          </table:table-cell>
          <table:table-cell office:value-type="float" office:value="23216" table:style-name="ce6">
            <text:p>23,216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7255" table:style-name="ce6">
            <text:p>17,255<text:s/></text:p>
          </table:table-cell>
          <table:table-cell office:value-type="float" office:value="30011" table:style-name="ce6">
            <text:p>30,011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194" table:style-name="ce6">
            <text:p>4,194<text:s/></text:p>
          </table:table-cell>
          <table:table-cell table:number-columns-repeated="16264"/>
        </table:table-row>
        <table:table-row table:style-name="ro2">
          <table:table-cell office:value-type="date" office:date-value="2021-01-19T00:00:00" table:style-name="ce5">
            <text:p>2021/1/19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44856" table:style-name="ce6">
            <text:p>44,856<text:s/></text:p>
          </table:table-cell>
          <table:table-cell office:value-type="float" office:value="42322" table:style-name="ce6">
            <text:p>42,322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18286" table:style-name="ce6">
            <text:p>18,286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28854" table:style-name="ce6">
            <text:p>28,854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33817" table:style-name="ce6">
            <text:p>33,817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37027" table:style-name="ce6">
            <text:p>37,027<text:s/></text:p>
          </table:table-cell>
          <table:table-cell office:value-type="float" office:value="27118" table:style-name="ce6">
            <text:p>27,118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25474" table:style-name="ce6">
            <text:p>25,474<text:s/></text:p>
          </table:table-cell>
          <table:table-cell office:value-type="float" office:value="117686" table:style-name="ce6">
            <text:p>117,686<text:s/></text:p>
          </table:table-cell>
          <table:table-cell office:value-type="float" office:value="41425" table:style-name="ce6">
            <text:p>41,425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27035" table:style-name="ce6">
            <text:p>27,035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26331" table:style-name="ce6">
            <text:p>26,331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31506" table:style-name="ce6">
            <text:p>31,506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23100" table:style-name="ce6">
            <text:p>23,100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27670" table:style-name="ce6">
            <text:p>27,670<text:s/></text:p>
          </table:table-cell>
          <table:table-cell office:value-type="float" office:value="38631" table:style-name="ce6">
            <text:p>38,631<text:s/></text:p>
          </table:table-cell>
          <table:table-cell office:value-type="float" office:value="39320" table:style-name="ce6">
            <text:p>39,320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65697" table:style-name="ce6">
            <text:p>65,697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29314" table:style-name="ce6">
            <text:p>29,314<text:s/></text:p>
          </table:table-cell>
          <table:table-cell office:value-type="float" office:value="35554" table:style-name="ce6">
            <text:p>35,554<text:s/></text:p>
          </table:table-cell>
          <table:table-cell office:value-type="float" office:value="22901" table:style-name="ce6">
            <text:p>22,901<text:s/></text:p>
          </table:table-cell>
          <table:table-cell office:value-type="float" office:value="62269" table:style-name="ce6">
            <text:p>62,269<text:s/></text:p>
          </table:table-cell>
          <table:table-cell office:value-type="float" office:value="21783" table:style-name="ce6">
            <text:p>21,783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15411" table:style-name="ce6">
            <text:p>15,411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40266" table:style-name="ce6">
            <text:p>40,266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25552" table:style-name="ce6">
            <text:p>25,552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30766" table:style-name="ce6">
            <text:p>30,766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4267" table:style-name="ce6">
            <text:p>4,267<text:s/></text:p>
          </table:table-cell>
          <table:table-cell table:number-columns-repeated="16264"/>
        </table:table-row>
        <table:table-row table:style-name="ro2">
          <table:table-cell office:value-type="date" office:date-value="2021-01-20T00:00:00" table:style-name="ce5">
            <text:p>2021/1/20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45444" table:style-name="ce6">
            <text:p>45,444<text:s/></text:p>
          </table:table-cell>
          <table:table-cell office:value-type="float" office:value="44532" table:style-name="ce6">
            <text:p>44,532<text:s/></text:p>
          </table:table-cell>
          <table:table-cell office:value-type="float" office:value="27950" table:style-name="ce6">
            <text:p>27,950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19041" table:style-name="ce6">
            <text:p>19,041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30125" table:style-name="ce6">
            <text:p>30,125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17563" table:style-name="ce6">
            <text:p>17,563<text:s/></text:p>
          </table:table-cell>
          <table:table-cell office:value-type="float" office:value="25148" table:style-name="ce6">
            <text:p>25,148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27467" table:style-name="ce6">
            <text:p>27,467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34496" table:style-name="ce6">
            <text:p>34,496<text:s/></text:p>
          </table:table-cell>
          <table:table-cell office:value-type="float" office:value="25585" table:style-name="ce6">
            <text:p>25,585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39105" table:style-name="ce6">
            <text:p>39,105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24395" table:style-name="ce6">
            <text:p>24,395<text:s/></text:p>
          </table:table-cell>
          <table:table-cell office:value-type="float" office:value="124448" table:style-name="ce6">
            <text:p>124,448<text:s/></text:p>
          </table:table-cell>
          <table:table-cell office:value-type="float" office:value="45044" table:style-name="ce6">
            <text:p>45,044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4397" table:style-name="ce6">
            <text:p>24,397<text:s/></text:p>
          </table:table-cell>
          <table:table-cell office:value-type="float" office:value="27882" table:style-name="ce6">
            <text:p>27,882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8188" table:style-name="ce6">
            <text:p>28,188<text:s/></text:p>
          </table:table-cell>
          <table:table-cell office:value-type="float" office:value="24881" table:style-name="ce6">
            <text:p>24,881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32902" table:style-name="ce6">
            <text:p>32,902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20127" table:style-name="ce6">
            <text:p>20,127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31365" table:style-name="ce6">
            <text:p>31,365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24177" table:style-name="ce6">
            <text:p>24,177<text:s/></text:p>
          </table:table-cell>
          <table:table-cell office:value-type="float" office:value="29416" table:style-name="ce6">
            <text:p>29,416<text:s/></text:p>
          </table:table-cell>
          <table:table-cell office:value-type="float" office:value="40698" table:style-name="ce6">
            <text:p>40,698<text:s/></text:p>
          </table:table-cell>
          <table:table-cell office:value-type="float" office:value="40657" table:style-name="ce6">
            <text:p>40,657<text:s/></text:p>
          </table:table-cell>
          <table:table-cell office:value-type="float" office:value="28255" table:style-name="ce6">
            <text:p>28,255<text:s/></text:p>
          </table:table-cell>
          <table:table-cell office:value-type="float" office:value="27674" table:style-name="ce6">
            <text:p>27,674<text:s/></text:p>
          </table:table-cell>
          <table:table-cell office:value-type="float" office:value="74329" table:style-name="ce6">
            <text:p>74,329<text:s/></text:p>
          </table:table-cell>
          <table:table-cell office:value-type="float" office:value="21497" table:style-name="ce6">
            <text:p>21,497<text:s/></text:p>
          </table:table-cell>
          <table:table-cell office:value-type="float" office:value="30580" table:style-name="ce6">
            <text:p>30,580<text:s/></text:p>
          </table:table-cell>
          <table:table-cell office:value-type="float" office:value="37308" table:style-name="ce6">
            <text:p>37,308<text:s/></text:p>
          </table:table-cell>
          <table:table-cell office:value-type="float" office:value="23907" table:style-name="ce6">
            <text:p>23,907<text:s/></text:p>
          </table:table-cell>
          <table:table-cell office:value-type="float" office:value="65011" table:style-name="ce6">
            <text:p>65,011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27412" table:style-name="ce6">
            <text:p>27,412<text:s/></text:p>
          </table:table-cell>
          <table:table-cell office:value-type="float" office:value="20781" table:style-name="ce6">
            <text:p>20,781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12451" table:style-name="ce6">
            <text:p>12,451<text:s/></text:p>
          </table:table-cell>
          <table:table-cell office:value-type="float" office:value="40899" table:style-name="ce6">
            <text:p>40,899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26021" table:style-name="ce6">
            <text:p>26,021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1426" table:style-name="ce6">
            <text:p>11,426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7965" table:style-name="ce6">
            <text:p>17,965<text:s/></text:p>
          </table:table-cell>
          <table:table-cell office:value-type="float" office:value="31124" table:style-name="ce6">
            <text:p>31,124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4156" table:style-name="ce6">
            <text:p>4,156<text:s/></text:p>
          </table:table-cell>
          <table:table-cell table:number-columns-repeated="16264"/>
        </table:table-row>
        <table:table-row table:style-name="ro2">
          <table:table-cell office:value-type="date" office:date-value="2021-01-21T00:00:00" table:style-name="ce5">
            <text:p>2021/1/21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44839" table:style-name="ce6">
            <text:p>44,839<text:s/></text:p>
          </table:table-cell>
          <table:table-cell office:value-type="float" office:value="43157" table:style-name="ce6">
            <text:p>43,157<text:s/></text:p>
          </table:table-cell>
          <table:table-cell office:value-type="float" office:value="25508" table:style-name="ce6">
            <text:p>25,508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34265" table:style-name="ce6">
            <text:p>34,265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36524" table:style-name="ce6">
            <text:p>36,524<text:s/></text:p>
          </table:table-cell>
          <table:table-cell office:value-type="float" office:value="26723" table:style-name="ce6">
            <text:p>26,723<text:s/></text:p>
          </table:table-cell>
          <table:table-cell office:value-type="float" office:value="25943" table:style-name="ce6">
            <text:p>25,943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122376" table:style-name="ce6">
            <text:p>122,376<text:s/></text:p>
          </table:table-cell>
          <table:table-cell office:value-type="float" office:value="42921" table:style-name="ce6">
            <text:p>42,921<text:s/></text:p>
          </table:table-cell>
          <table:table-cell office:value-type="float" office:value="23925" table:style-name="ce6">
            <text:p>23,925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25666" table:style-name="ce6">
            <text:p>25,666<text:s/></text:p>
          </table:table-cell>
          <table:table-cell office:value-type="float" office:value="24143" table:style-name="ce6">
            <text:p>24,143<text:s/></text:p>
          </table:table-cell>
          <table:table-cell office:value-type="float" office:value="26215" table:style-name="ce6">
            <text:p>26,215<text:s/></text:p>
          </table:table-cell>
          <table:table-cell office:value-type="float" office:value="23680" table:style-name="ce6">
            <text:p>23,680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30560" table:style-name="ce6">
            <text:p>30,560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29446" table:style-name="ce6">
            <text:p>29,446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27408" table:style-name="ce6">
            <text:p>27,408<text:s/></text:p>
          </table:table-cell>
          <table:table-cell office:value-type="float" office:value="38765" table:style-name="ce6">
            <text:p>38,765<text:s/></text:p>
          </table:table-cell>
          <table:table-cell office:value-type="float" office:value="38136" table:style-name="ce6">
            <text:p>38,136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26092" table:style-name="ce6">
            <text:p>26,092<text:s/></text:p>
          </table:table-cell>
          <table:table-cell office:value-type="float" office:value="61421" table:style-name="ce6">
            <text:p>61,421<text:s/></text:p>
          </table:table-cell>
          <table:table-cell office:value-type="float" office:value="19617" table:style-name="ce6">
            <text:p>19,617<text:s/></text:p>
          </table:table-cell>
          <table:table-cell office:value-type="float" office:value="29973" table:style-name="ce6">
            <text:p>29,973<text:s/></text:p>
          </table:table-cell>
          <table:table-cell office:value-type="float" office:value="35623" table:style-name="ce6">
            <text:p>35,623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62105" table:style-name="ce6">
            <text:p>62,105<text:s/></text:p>
          </table:table-cell>
          <table:table-cell office:value-type="float" office:value="19679" table:style-name="ce6">
            <text:p>19,679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40449" table:style-name="ce6">
            <text:p>40,449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23600" table:style-name="ce6">
            <text:p>23,600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30113" table:style-name="ce6">
            <text:p>30,113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4091" table:style-name="ce6">
            <text:p>4,091<text:s/></text:p>
          </table:table-cell>
          <table:table-cell table:number-columns-repeated="16264"/>
        </table:table-row>
        <table:table-row table:style-name="ro2">
          <table:table-cell office:value-type="date" office:date-value="2021-01-22T00:00:00" table:style-name="ce5">
            <text:p>2021/1/22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45911" table:style-name="ce6">
            <text:p>45,911<text:s/></text:p>
          </table:table-cell>
          <table:table-cell office:value-type="float" office:value="48068" table:style-name="ce6">
            <text:p>48,068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28577" table:style-name="ce6">
            <text:p>28,577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34859" table:style-name="ce6">
            <text:p>34,859<text:s/></text:p>
          </table:table-cell>
          <table:table-cell office:value-type="float" office:value="25131" table:style-name="ce6">
            <text:p>25,13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36783" table:style-name="ce6">
            <text:p>36,783<text:s/></text:p>
          </table:table-cell>
          <table:table-cell office:value-type="float" office:value="26532" table:style-name="ce6">
            <text:p>26,532<text:s/></text:p>
          </table:table-cell>
          <table:table-cell office:value-type="float" office:value="26489" table:style-name="ce6">
            <text:p>26,489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138729" table:style-name="ce6">
            <text:p>138,729<text:s/></text:p>
          </table:table-cell>
          <table:table-cell office:value-type="float" office:value="48128" table:style-name="ce6">
            <text:p>48,128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24050" table:style-name="ce6">
            <text:p>24,050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30295" table:style-name="ce6">
            <text:p>30,295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28416" table:style-name="ce6">
            <text:p>28,416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22636" table:style-name="ce6">
            <text:p>22,636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41935" table:style-name="ce6">
            <text:p>41,935<text:s/></text:p>
          </table:table-cell>
          <table:table-cell office:value-type="float" office:value="39231" table:style-name="ce6">
            <text:p>39,231<text:s/></text:p>
          </table:table-cell>
          <table:table-cell office:value-type="float" office:value="27658" table:style-name="ce6">
            <text:p>27,658<text:s/></text:p>
          </table:table-cell>
          <table:table-cell office:value-type="float" office:value="26786" table:style-name="ce6">
            <text:p>26,786<text:s/></text:p>
          </table:table-cell>
          <table:table-cell office:value-type="float" office:value="66530" table:style-name="ce6">
            <text:p>66,530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31279" table:style-name="ce6">
            <text:p>31,279<text:s/></text:p>
          </table:table-cell>
          <table:table-cell office:value-type="float" office:value="40199" table:style-name="ce6">
            <text:p>40,199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69618" table:style-name="ce6">
            <text:p>69,618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17057" table:style-name="ce6">
            <text:p>17,057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21209" table:style-name="ce6">
            <text:p>21,209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21848" table:style-name="ce6">
            <text:p>21,848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41487" table:style-name="ce6">
            <text:p>41,487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4013" table:style-name="ce6">
            <text:p>24,013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31255" table:style-name="ce6">
            <text:p>31,255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4259" table:style-name="ce6">
            <text:p>4,259<text:s/></text:p>
          </table:table-cell>
          <table:table-cell table:number-columns-repeated="16264"/>
        </table:table-row>
        <table:table-row table:style-name="ro2">
          <table:table-cell office:value-type="date" office:date-value="2021-01-23T00:00:00" table:style-name="ce5">
            <text:p>2021/1/23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24012" table:style-name="ce6">
            <text:p>24,012<text:s/></text:p>
          </table:table-cell>
          <table:table-cell office:value-type="float" office:value="43106" table:style-name="ce6">
            <text:p>43,106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18836" table:style-name="ce6">
            <text:p>18,836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29221" table:style-name="ce6">
            <text:p>29,221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18969" table:style-name="ce6">
            <text:p>18,969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114365" table:style-name="ce6">
            <text:p>114,365<text:s/></text:p>
          </table:table-cell>
          <table:table-cell office:value-type="float" office:value="45359" table:style-name="ce6">
            <text:p>45,359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23077" table:style-name="ce6">
            <text:p>23,077<text:s/></text:p>
          </table:table-cell>
          <table:table-cell office:value-type="float" office:value="22265" table:style-name="ce6">
            <text:p>22,265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15504" table:style-name="ce6">
            <text:p>15,504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26478" table:style-name="ce6">
            <text:p>26,478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32952" table:style-name="ce6">
            <text:p>32,952<text:s/></text:p>
          </table:table-cell>
          <table:table-cell office:value-type="float" office:value="29535" table:style-name="ce6">
            <text:p>29,535<text:s/></text:p>
          </table:table-cell>
          <table:table-cell office:value-type="float" office:value="21176" table:style-name="ce6">
            <text:p>21,176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66361" table:style-name="ce6">
            <text:p>66,361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32044" table:style-name="ce6">
            <text:p>32,044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51446" table:style-name="ce6">
            <text:p>51,446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20520" table:style-name="ce6">
            <text:p>20,520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9506" table:style-name="ce6">
            <text:p>19,506<text:s/></text:p>
          </table:table-cell>
          <table:table-cell office:value-type="float" office:value="20813" table:style-name="ce6">
            <text:p>20,813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1516" table:style-name="ce6">
            <text:p>1,516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2574" table:style-name="ce6">
            <text:p>2,574<text:s/></text:p>
          </table:table-cell>
          <table:table-cell table:number-columns-repeated="16264"/>
        </table:table-row>
        <table:table-row table:style-name="ro2">
          <table:table-cell office:value-type="date" office:date-value="2021-01-24T00:00:00" table:style-name="ce5">
            <text:p>2021/1/24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32921" table:style-name="ce6">
            <text:p>32,921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21022" table:style-name="ce6">
            <text:p>21,022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04953" table:style-name="ce6">
            <text:p>104,953<text:s/></text:p>
          </table:table-cell>
          <table:table-cell office:value-type="float" office:value="36912" table:style-name="ce6">
            <text:p>36,912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20699" table:style-name="ce6">
            <text:p>20,699<text:s/></text:p>
          </table:table-cell>
          <table:table-cell office:value-type="float" office:value="20920" table:style-name="ce6">
            <text:p>20,920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14179" table:style-name="ce6">
            <text:p>14,179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20434" table:style-name="ce6">
            <text:p>20,434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18219" table:style-name="ce6">
            <text:p>18,219<text:s/></text:p>
          </table:table-cell>
          <table:table-cell office:value-type="float" office:value="21402" table:style-name="ce6">
            <text:p>21,402<text:s/></text:p>
          </table:table-cell>
          <table:table-cell office:value-type="float" office:value="54810" table:style-name="ce6">
            <text:p>54,810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42524" table:style-name="ce6">
            <text:p>42,524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433" table:style-name="ce6">
            <text:p>2,433<text:s/></text:p>
          </table:table-cell>
          <table:table-cell table:number-columns-repeated="16264"/>
        </table:table-row>
        <table:table-row table:style-name="ro2">
          <table:table-cell office:value-type="date" office:date-value="2021-01-25T00:00:00" table:style-name="ce5">
            <text:p>2021/1/25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14173" table:style-name="ce6">
            <text:p>14,173<text:s/></text:p>
          </table:table-cell>
          <table:table-cell office:value-type="float" office:value="42043" table:style-name="ce6">
            <text:p>42,043<text:s/></text:p>
          </table:table-cell>
          <table:table-cell office:value-type="float" office:value="39222" table:style-name="ce6">
            <text:p>39,222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16565" table:style-name="ce6">
            <text:p>16,565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22646" table:style-name="ce6">
            <text:p>22,646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32357" table:style-name="ce6">
            <text:p>32,357<text:s/></text:p>
          </table:table-cell>
          <table:table-cell office:value-type="float" office:value="23788" table:style-name="ce6">
            <text:p>23,788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35020" table:style-name="ce6">
            <text:p>35,020<text:s/></text:p>
          </table:table-cell>
          <table:table-cell office:value-type="float" office:value="25453" table:style-name="ce6">
            <text:p>25,453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116658" table:style-name="ce6">
            <text:p>116,658<text:s/></text:p>
          </table:table-cell>
          <table:table-cell office:value-type="float" office:value="38853" table:style-name="ce6">
            <text:p>38,853<text:s/></text:p>
          </table:table-cell>
          <table:table-cell office:value-type="float" office:value="21605" table:style-name="ce6">
            <text:p>21,605<text:s/></text:p>
          </table:table-cell>
          <table:table-cell office:value-type="float" office:value="21905" table:style-name="ce6">
            <text:p>21,905<text:s/></text:p>
          </table:table-cell>
          <table:table-cell office:value-type="float" office:value="23598" table:style-name="ce6">
            <text:p>23,598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29715" table:style-name="ce6">
            <text:p>29,715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17364" table:style-name="ce6">
            <text:p>17,364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21220" table:style-name="ce6">
            <text:p>21,220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36843" table:style-name="ce6">
            <text:p>36,843<text:s/></text:p>
          </table:table-cell>
          <table:table-cell office:value-type="float" office:value="36802" table:style-name="ce6">
            <text:p>36,802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58515" table:style-name="ce6">
            <text:p>58,515<text:s/></text:p>
          </table:table-cell>
          <table:table-cell office:value-type="float" office:value="19280" table:style-name="ce6">
            <text:p>19,280<text:s/></text:p>
          </table:table-cell>
          <table:table-cell office:value-type="float" office:value="29170" table:style-name="ce6">
            <text:p>29,170<text:s/></text:p>
          </table:table-cell>
          <table:table-cell office:value-type="float" office:value="33506" table:style-name="ce6">
            <text:p>33,506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58172" table:style-name="ce6">
            <text:p>58,172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16034" table:style-name="ce6">
            <text:p>16,034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37955" table:style-name="ce6">
            <text:p>37,955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23572" table:style-name="ce6">
            <text:p>23,572<text:s/></text:p>
          </table:table-cell>
          <table:table-cell office:value-type="float" office:value="22410" table:style-name="ce6">
            <text:p>22,410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28810" table:style-name="ce6">
            <text:p>28,810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993" table:style-name="ce6">
            <text:p>3,993<text:s/></text:p>
          </table:table-cell>
          <table:table-cell table:number-columns-repeated="16264"/>
        </table:table-row>
        <table:table-row table:style-name="ro2">
          <table:table-cell office:value-type="date" office:date-value="2021-01-26T00:00:00" table:style-name="ce5">
            <text:p>2021/1/26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43532" table:style-name="ce6">
            <text:p>43,532<text:s/></text:p>
          </table:table-cell>
          <table:table-cell office:value-type="float" office:value="41296" table:style-name="ce6">
            <text:p>41,296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8021" table:style-name="ce6">
            <text:p>18,021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27769" table:style-name="ce6">
            <text:p>27,769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15499" table:style-name="ce6">
            <text:p>15,499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33952" table:style-name="ce6">
            <text:p>33,952<text:s/></text:p>
          </table:table-cell>
          <table:table-cell office:value-type="float" office:value="25362" table:style-name="ce6">
            <text:p>25,362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35887" table:style-name="ce6">
            <text:p>35,887<text:s/></text:p>
          </table:table-cell>
          <table:table-cell office:value-type="float" office:value="26388" table:style-name="ce6">
            <text:p>26,388<text:s/></text:p>
          </table:table-cell>
          <table:table-cell office:value-type="float" office:value="25786" table:style-name="ce6">
            <text:p>25,786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113680" table:style-name="ce6">
            <text:p>113,680<text:s/></text:p>
          </table:table-cell>
          <table:table-cell office:value-type="float" office:value="40896" table:style-name="ce6">
            <text:p>40,896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23460" table:style-name="ce6">
            <text:p>23,460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29896" table:style-name="ce6">
            <text:p>29,896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27087" table:style-name="ce6">
            <text:p>27,087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21621" table:style-name="ce6">
            <text:p>21,621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27051" table:style-name="ce6">
            <text:p>27,051<text:s/></text:p>
          </table:table-cell>
          <table:table-cell office:value-type="float" office:value="37431" table:style-name="ce6">
            <text:p>37,431<text:s/></text:p>
          </table:table-cell>
          <table:table-cell office:value-type="float" office:value="37777" table:style-name="ce6">
            <text:p>37,777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25480" table:style-name="ce6">
            <text:p>25,480<text:s/></text:p>
          </table:table-cell>
          <table:table-cell office:value-type="float" office:value="59556" table:style-name="ce6">
            <text:p>59,556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29923" table:style-name="ce6">
            <text:p>29,923<text:s/></text:p>
          </table:table-cell>
          <table:table-cell office:value-type="float" office:value="34732" table:style-name="ce6">
            <text:p>34,732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60249" table:style-name="ce6">
            <text:p>60,249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25138" table:style-name="ce6">
            <text:p>25,138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39002" table:style-name="ce6">
            <text:p>39,002<text:s/></text:p>
          </table:table-cell>
          <table:table-cell office:value-type="float" office:value="22781" table:style-name="ce6">
            <text:p>22,781<text:s/></text:p>
          </table:table-cell>
          <table:table-cell office:value-type="float" office:value="24278" table:style-name="ce6">
            <text:p>24,278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23579" table:style-name="ce6">
            <text:p>23,579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060" table:style-name="ce6">
            <text:p>4,060<text:s/></text:p>
          </table:table-cell>
          <table:table-cell table:number-columns-repeated="16264"/>
        </table:table-row>
        <table:table-row table:style-name="ro2">
          <table:table-cell office:value-type="date" office:date-value="2021-01-27T00:00:00" table:style-name="ce5">
            <text:p>2021/1/27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43971" table:style-name="ce6">
            <text:p>43,971<text:s/></text:p>
          </table:table-cell>
          <table:table-cell office:value-type="float" office:value="42053" table:style-name="ce6">
            <text:p>42,053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28477" table:style-name="ce6">
            <text:p>28,477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6294" table:style-name="ce6">
            <text:p>16,294<text:s/></text:p>
          </table:table-cell>
          <table:table-cell office:value-type="float" office:value="23334" table:style-name="ce6">
            <text:p>23,334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25576" table:style-name="ce6">
            <text:p>25,576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34320" table:style-name="ce6">
            <text:p>34,320<text:s/></text:p>
          </table:table-cell>
          <table:table-cell office:value-type="float" office:value="24893" table:style-name="ce6">
            <text:p>24,893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35667" table:style-name="ce6">
            <text:p>35,667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19468" table:style-name="ce6">
            <text:p>19,468<text:s/></text:p>
          </table:table-cell>
          <table:table-cell office:value-type="float" office:value="24211" table:style-name="ce6">
            <text:p>24,211<text:s/></text:p>
          </table:table-cell>
          <table:table-cell office:value-type="float" office:value="113903" table:style-name="ce6">
            <text:p>113,903<text:s/></text:p>
          </table:table-cell>
          <table:table-cell office:value-type="float" office:value="41559" table:style-name="ce6">
            <text:p>41,559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21929" table:style-name="ce6">
            <text:p>21,929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22507" table:style-name="ce6">
            <text:p>22,507<text:s/></text:p>
          </table:table-cell>
          <table:table-cell office:value-type="float" office:value="24874" table:style-name="ce6">
            <text:p>24,874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0452" table:style-name="ce6">
            <text:p>30,452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26010" table:style-name="ce6">
            <text:p>26,010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21623" table:style-name="ce6">
            <text:p>21,623<text:s/></text:p>
          </table:table-cell>
          <table:table-cell office:value-type="float" office:value="22427" table:style-name="ce6">
            <text:p>22,427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37392" table:style-name="ce6">
            <text:p>37,392<text:s/></text:p>
          </table:table-cell>
          <table:table-cell office:value-type="float" office:value="37714" table:style-name="ce6">
            <text:p>37,714<text:s/></text:p>
          </table:table-cell>
          <table:table-cell office:value-type="float" office:value="26915" table:style-name="ce6">
            <text:p>26,915<text:s/></text:p>
          </table:table-cell>
          <table:table-cell office:value-type="float" office:value="26622" table:style-name="ce6">
            <text:p>26,622<text:s/></text:p>
          </table:table-cell>
          <table:table-cell office:value-type="float" office:value="60385" table:style-name="ce6">
            <text:p>60,385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30533" table:style-name="ce6">
            <text:p>30,533<text:s/></text:p>
          </table:table-cell>
          <table:table-cell office:value-type="float" office:value="35961" table:style-name="ce6">
            <text:p>35,961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61116" table:style-name="ce6">
            <text:p>61,116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25042" table:style-name="ce6">
            <text:p>25,042<text:s/></text:p>
          </table:table-cell>
          <table:table-cell office:value-type="float" office:value="20187" table:style-name="ce6">
            <text:p>20,187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38993" table:style-name="ce6">
            <text:p>38,993<text:s/></text:p>
          </table:table-cell>
          <table:table-cell office:value-type="float" office:value="23088" table:style-name="ce6">
            <text:p>23,088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30758" table:style-name="ce6">
            <text:p>30,758<text:s/></text:p>
          </table:table-cell>
          <table:table-cell office:value-type="float" office:value="23788" table:style-name="ce6">
            <text:p>23,788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3950" table:style-name="ce6">
            <text:p>3,950<text:s/></text:p>
          </table:table-cell>
          <table:table-cell table:number-columns-repeated="16264"/>
        </table:table-row>
        <table:table-row table:style-name="ro2">
          <table:table-cell office:value-type="date" office:date-value="2021-01-28T00:00:00" table:style-name="ce5">
            <text:p>2021/1/28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44369" table:style-name="ce6">
            <text:p>44,369<text:s/></text:p>
          </table:table-cell>
          <table:table-cell office:value-type="float" office:value="43130" table:style-name="ce6">
            <text:p>43,130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1808" table:style-name="ce6">
            <text:p>31,808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22904" table:style-name="ce6">
            <text:p>22,904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34046" table:style-name="ce6">
            <text:p>34,046<text:s/></text:p>
          </table:table-cell>
          <table:table-cell office:value-type="float" office:value="24084" table:style-name="ce6">
            <text:p>24,084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36037" table:style-name="ce6">
            <text:p>36,037<text:s/></text:p>
          </table:table-cell>
          <table:table-cell office:value-type="float" office:value="26035" table:style-name="ce6">
            <text:p>26,035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117190" table:style-name="ce6">
            <text:p>117,190<text:s/></text:p>
          </table:table-cell>
          <table:table-cell office:value-type="float" office:value="41926" table:style-name="ce6">
            <text:p>41,926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29318" table:style-name="ce6">
            <text:p>29,318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21547" table:style-name="ce6">
            <text:p>21,547<text:s/></text:p>
          </table:table-cell>
          <table:table-cell office:value-type="float" office:value="26795" table:style-name="ce6">
            <text:p>26,795<text:s/></text:p>
          </table:table-cell>
          <table:table-cell office:value-type="float" office:value="37529" table:style-name="ce6">
            <text:p>37,529<text:s/></text:p>
          </table:table-cell>
          <table:table-cell office:value-type="float" office:value="37793" table:style-name="ce6">
            <text:p>37,793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59779" table:style-name="ce6">
            <text:p>59,779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31078" table:style-name="ce6">
            <text:p>31,078<text:s/></text:p>
          </table:table-cell>
          <table:table-cell office:value-type="float" office:value="35922" table:style-name="ce6">
            <text:p>35,922<text:s/></text:p>
          </table:table-cell>
          <table:table-cell office:value-type="float" office:value="23017" table:style-name="ce6">
            <text:p>23,017<text:s/></text:p>
          </table:table-cell>
          <table:table-cell office:value-type="float" office:value="62366" table:style-name="ce6">
            <text:p>62,366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16204" table:style-name="ce6">
            <text:p>16,204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8681" table:style-name="ce6">
            <text:p>18,681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20179" table:style-name="ce6">
            <text:p>20,179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39880" table:style-name="ce6">
            <text:p>39,880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29511" table:style-name="ce6">
            <text:p>29,511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3946" table:style-name="ce6">
            <text:p>3,946<text:s/></text:p>
          </table:table-cell>
          <table:table-cell table:number-columns-repeated="16264"/>
        </table:table-row>
        <table:table-row table:style-name="ro2">
          <table:table-cell office:value-type="date" office:date-value="2021-01-29T00:00:00" table:style-name="ce5">
            <text:p>2021/1/29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46431" table:style-name="ce6">
            <text:p>46,431<text:s/></text:p>
          </table:table-cell>
          <table:table-cell office:value-type="float" office:value="50862" table:style-name="ce6">
            <text:p>50,862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17014" table:style-name="ce6">
            <text:p>17,014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32532" table:style-name="ce6">
            <text:p>32,532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6876" table:style-name="ce6">
            <text:p>16,876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15998" table:style-name="ce6">
            <text:p>15,998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35614" table:style-name="ce6">
            <text:p>35,614<text:s/></text:p>
          </table:table-cell>
          <table:table-cell office:value-type="float" office:value="25074" table:style-name="ce6">
            <text:p>25,074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37010" table:style-name="ce6">
            <text:p>37,010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6346" table:style-name="ce6">
            <text:p>26,346<text:s/></text:p>
          </table:table-cell>
          <table:table-cell office:value-type="float" office:value="19670" table:style-name="ce6">
            <text:p>19,670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138251" table:style-name="ce6">
            <text:p>138,251<text:s/></text:p>
          </table:table-cell>
          <table:table-cell office:value-type="float" office:value="48632" table:style-name="ce6">
            <text:p>48,632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25963" table:style-name="ce6">
            <text:p>25,963<text:s/></text:p>
          </table:table-cell>
          <table:table-cell office:value-type="float" office:value="25023" table:style-name="ce6">
            <text:p>25,023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29810" table:style-name="ce6">
            <text:p>29,810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8916" table:style-name="ce6">
            <text:p>18,916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22139" table:style-name="ce6">
            <text:p>22,139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28611" table:style-name="ce6">
            <text:p>28,611<text:s/></text:p>
          </table:table-cell>
          <table:table-cell office:value-type="float" office:value="41416" table:style-name="ce6">
            <text:p>41,416<text:s/></text:p>
          </table:table-cell>
          <table:table-cell office:value-type="float" office:value="38574" table:style-name="ce6">
            <text:p>38,574<text:s/></text:p>
          </table:table-cell>
          <table:table-cell office:value-type="float" office:value="27950" table:style-name="ce6">
            <text:p>27,950<text:s/></text:p>
          </table:table-cell>
          <table:table-cell office:value-type="float" office:value="26659" table:style-name="ce6">
            <text:p>26,659<text:s/></text:p>
          </table:table-cell>
          <table:table-cell office:value-type="float" office:value="69014" table:style-name="ce6">
            <text:p>69,014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34759" table:style-name="ce6">
            <text:p>34,759<text:s/></text:p>
          </table:table-cell>
          <table:table-cell office:value-type="float" office:value="40080" table:style-name="ce6">
            <text:p>40,080<text:s/></text:p>
          </table:table-cell>
          <table:table-cell office:value-type="float" office:value="25621" table:style-name="ce6">
            <text:p>25,621<text:s/></text:p>
          </table:table-cell>
          <table:table-cell office:value-type="float" office:value="70196" table:style-name="ce6">
            <text:p>70,196<text:s/></text:p>
          </table:table-cell>
          <table:table-cell office:value-type="float" office:value="20501" table:style-name="ce6">
            <text:p>20,501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27476" table:style-name="ce6">
            <text:p>27,476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40958" table:style-name="ce6">
            <text:p>40,958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31068" table:style-name="ce6">
            <text:p>31,068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4136" table:style-name="ce6">
            <text:p>4,136<text:s/></text:p>
          </table:table-cell>
          <table:table-cell table:number-columns-repeated="16264"/>
        </table:table-row>
        <table:table-row table:style-name="ro2">
          <table:table-cell office:value-type="date" office:date-value="2021-01-30T00:00:00" table:style-name="ce5">
            <text:p>2021/1/30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44774" table:style-name="ce6">
            <text:p>44,774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29731" table:style-name="ce6">
            <text:p>29,731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19649" table:style-name="ce6">
            <text:p>19,649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115576" table:style-name="ce6">
            <text:p>115,576<text:s/></text:p>
          </table:table-cell>
          <table:table-cell office:value-type="float" office:value="45965" table:style-name="ce6">
            <text:p>45,965<text:s/></text:p>
          </table:table-cell>
          <table:table-cell office:value-type="float" office:value="17237" table:style-name="ce6">
            <text:p>17,237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24590" table:style-name="ce6">
            <text:p>24,590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28376" table:style-name="ce6">
            <text:p>28,376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32589" table:style-name="ce6">
            <text:p>32,589<text:s/></text:p>
          </table:table-cell>
          <table:table-cell office:value-type="float" office:value="29778" table:style-name="ce6">
            <text:p>29,778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67674" table:style-name="ce6">
            <text:p>67,674<text:s/></text:p>
          </table:table-cell>
          <table:table-cell office:value-type="float" office:value="13971" table:style-name="ce6">
            <text:p>13,971<text:s/></text:p>
          </table:table-cell>
          <table:table-cell office:value-type="float" office:value="29664" table:style-name="ce6">
            <text:p>29,664<text:s/></text:p>
          </table:table-cell>
          <table:table-cell office:value-type="float" office:value="32489" table:style-name="ce6">
            <text:p>32,489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53526" table:style-name="ce6">
            <text:p>53,526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15336" table:style-name="ce6">
            <text:p>15,336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20324" table:style-name="ce6">
            <text:p>20,324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527" table:style-name="ce6">
            <text:p>2,527<text:s/></text:p>
          </table:table-cell>
          <table:table-cell table:number-columns-repeated="16264"/>
        </table:table-row>
        <table:table-row table:style-name="ro2">
          <table:table-cell office:value-type="date" office:date-value="2021-01-31T00:00:00" table:style-name="ce5">
            <text:p>2021/1/31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18145" table:style-name="ce6">
            <text:p>18,145<text:s/></text:p>
          </table:table-cell>
          <table:table-cell office:value-type="float" office:value="33969" table:style-name="ce6">
            <text:p>33,969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16542" table:style-name="ce6">
            <text:p>16,542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100001" table:style-name="ce6">
            <text:p>100,001<text:s/></text:p>
          </table:table-cell>
          <table:table-cell office:value-type="float" office:value="37075" table:style-name="ce6">
            <text:p>37,075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17364" table:style-name="ce6">
            <text:p>17,364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8486" table:style-name="ce6">
            <text:p>18,486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27427" table:style-name="ce6">
            <text:p>27,427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28050" table:style-name="ce6">
            <text:p>28,050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21038" table:style-name="ce6">
            <text:p>21,038<text:s/></text:p>
          </table:table-cell>
          <table:table-cell office:value-type="float" office:value="55316" table:style-name="ce6">
            <text:p>55,316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24711" table:style-name="ce6">
            <text:p>24,711<text:s/></text:p>
          </table:table-cell>
          <table:table-cell office:value-type="float" office:value="23226" table:style-name="ce6">
            <text:p>23,226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44632" table:style-name="ce6">
            <text:p>44,632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674" table:style-name="ce6">
            <text:p>674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2154" table:style-name="ce6">
            <text:p>2,154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1-01T00:00:00" table:style-name="ce5">
            <text:p>2021/1/1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6116" table:style-name="ce6">
            <text:p>16,116<text:s/></text:p>
          </table:table-cell>
          <table:table-cell office:value-type="float" office:value="33683" table:style-name="ce6">
            <text:p>33,683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9896" table:style-name="ce6">
            <text:p>19,896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6705" table:style-name="ce6">
            <text:p>16,705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24647" table:style-name="ce6">
            <text:p>24,647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16577" table:style-name="ce6">
            <text:p>16,577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110369" table:style-name="ce6">
            <text:p>110,369<text:s/></text:p>
          </table:table-cell>
          <table:table-cell office:value-type="float" office:value="36156" table:style-name="ce6">
            <text:p>36,156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34908" table:style-name="ce6">
            <text:p>34,908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29959" table:style-name="ce6">
            <text:p>29,959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63273" table:style-name="ce6">
            <text:p>63,273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50279" table:style-name="ce6">
            <text:p>50,279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2820" table:style-name="ce6">
            <text:p>2,820<text:s/></text:p>
          </table:table-cell>
          <table:table-cell table:number-columns-repeated="16264"/>
        </table:table-row>
        <table:table-row table:style-name="ro2">
          <table:table-cell office:value-type="date" office:date-value="2021-01-02T00:00:00" table:style-name="ce5">
            <text:p>2021/1/2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18168" table:style-name="ce6">
            <text:p>18,168<text:s/></text:p>
          </table:table-cell>
          <table:table-cell office:value-type="float" office:value="37556" table:style-name="ce6">
            <text:p>37,556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17907" table:style-name="ce6">
            <text:p>17,907<text:s/></text:p>
          </table:table-cell>
          <table:table-cell office:value-type="float" office:value="15009" table:style-name="ce6">
            <text:p>15,009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124058" table:style-name="ce6">
            <text:p>124,058<text:s/></text:p>
          </table:table-cell>
          <table:table-cell office:value-type="float" office:value="39588" table:style-name="ce6">
            <text:p>39,588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21713" table:style-name="ce6">
            <text:p>21,713<text:s/></text:p>
          </table:table-cell>
          <table:table-cell office:value-type="float" office:value="22983" table:style-name="ce6">
            <text:p>22,983<text:s/></text:p>
          </table:table-cell>
          <table:table-cell office:value-type="float" office:value="20713" table:style-name="ce6">
            <text:p>20,713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34632" table:style-name="ce6">
            <text:p>34,632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25506" table:style-name="ce6">
            <text:p>25,506<text:s/></text:p>
          </table:table-cell>
          <table:table-cell office:value-type="float" office:value="31835" table:style-name="ce6">
            <text:p>31,835<text:s/></text:p>
          </table:table-cell>
          <table:table-cell office:value-type="float" office:value="26429" table:style-name="ce6">
            <text:p>26,429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61703" table:style-name="ce6">
            <text:p>61,703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50850" table:style-name="ce6">
            <text:p>50,850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22068" table:style-name="ce6">
            <text:p>22,068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2771" table:style-name="ce6">
            <text:p>2,771<text:s/></text:p>
          </table:table-cell>
          <table:table-cell table:number-columns-repeated="16264"/>
        </table:table-row>
        <table:table-row table:style-name="ro2">
          <table:table-cell office:value-type="date" office:date-value="2021-01-03T00:00:00" table:style-name="ce5">
            <text:p>2021/1/3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30731" table:style-name="ce6">
            <text:p>30,731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138196" table:style-name="ce6">
            <text:p>138,196<text:s/></text:p>
          </table:table-cell>
          <table:table-cell office:value-type="float" office:value="32323" table:style-name="ce6">
            <text:p>32,323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23646" table:style-name="ce6">
            <text:p>23,646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36224" table:style-name="ce6">
            <text:p>36,224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31545" table:style-name="ce6">
            <text:p>31,545<text:s/></text:p>
          </table:table-cell>
          <table:table-cell office:value-type="float" office:value="24117" table:style-name="ce6">
            <text:p>24,117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22542" table:style-name="ce6">
            <text:p>22,542<text:s/></text:p>
          </table:table-cell>
          <table:table-cell office:value-type="float" office:value="48784" table:style-name="ce6">
            <text:p>48,784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20687" table:style-name="ce6">
            <text:p>20,687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43842" table:style-name="ce6">
            <text:p>43,842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475" table:style-name="ce6">
            <text:p>2,475<text:s/></text:p>
          </table:table-cell>
          <table:table-cell table:number-columns-repeated="16264"/>
        </table:table-row>
        <table:table-row table:style-name="ro2">
          <table:table-cell office:value-type="date" office:date-value="2021-01-04T00:00:00" table:style-name="ce5">
            <text:p>2021/1/4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40605" table:style-name="ce6">
            <text:p>40,605<text:s/></text:p>
          </table:table-cell>
          <table:table-cell office:value-type="float" office:value="37201" table:style-name="ce6">
            <text:p>37,201<text:s/></text:p>
          </table:table-cell>
          <table:table-cell office:value-type="float" office:value="26153" table:style-name="ce6">
            <text:p>26,153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9039" table:style-name="ce6">
            <text:p>19,039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9581" table:style-name="ce6">
            <text:p>29,581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16573" table:style-name="ce6">
            <text:p>16,573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33152" table:style-name="ce6">
            <text:p>33,152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35619" table:style-name="ce6">
            <text:p>35,619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27245" table:style-name="ce6">
            <text:p>27,245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125002" table:style-name="ce6">
            <text:p>125,002<text:s/></text:p>
          </table:table-cell>
          <table:table-cell office:value-type="float" office:value="34830" table:style-name="ce6">
            <text:p>34,830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25758" table:style-name="ce6">
            <text:p>25,758<text:s/></text:p>
          </table:table-cell>
          <table:table-cell office:value-type="float" office:value="22397" table:style-name="ce6">
            <text:p>22,397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30538" table:style-name="ce6">
            <text:p>30,538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30560" table:style-name="ce6">
            <text:p>30,560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26414" table:style-name="ce6">
            <text:p>26,414<text:s/></text:p>
          </table:table-cell>
          <table:table-cell office:value-type="float" office:value="29914" table:style-name="ce6">
            <text:p>29,914<text:s/></text:p>
          </table:table-cell>
          <table:table-cell office:value-type="float" office:value="34454" table:style-name="ce6">
            <text:p>34,454<text:s/></text:p>
          </table:table-cell>
          <table:table-cell office:value-type="float" office:value="40888" table:style-name="ce6">
            <text:p>40,888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50036" table:style-name="ce6">
            <text:p>50,036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29495" table:style-name="ce6">
            <text:p>29,495<text:s/></text:p>
          </table:table-cell>
          <table:table-cell office:value-type="float" office:value="30631" table:style-name="ce6">
            <text:p>30,631<text:s/></text:p>
          </table:table-cell>
          <table:table-cell office:value-type="float" office:value="19178" table:style-name="ce6">
            <text:p>19,178<text:s/></text:p>
          </table:table-cell>
          <table:table-cell office:value-type="float" office:value="57266" table:style-name="ce6">
            <text:p>57,266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25429" table:style-name="ce6">
            <text:p>25,429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37638" table:style-name="ce6">
            <text:p>37,638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29443" table:style-name="ce6">
            <text:p>29,443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4074" table:style-name="ce6">
            <text:p>4,074<text:s/></text:p>
          </table:table-cell>
          <table:table-cell table:number-columns-repeated="16264"/>
        </table:table-row>
        <table:table-row table:style-name="ro2">
          <table:table-cell office:value-type="date" office:date-value="2021-01-05T00:00:00" table:style-name="ce5">
            <text:p>2021/1/5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41949" table:style-name="ce6">
            <text:p>41,949<text:s/></text:p>
          </table:table-cell>
          <table:table-cell office:value-type="float" office:value="39477" table:style-name="ce6">
            <text:p>39,477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30303" table:style-name="ce6">
            <text:p>30,303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25858" table:style-name="ce6">
            <text:p>25,858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26936" table:style-name="ce6">
            <text:p>26,936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34813" table:style-name="ce6">
            <text:p>34,813<text:s/></text:p>
          </table:table-cell>
          <table:table-cell office:value-type="float" office:value="25484" table:style-name="ce6">
            <text:p>25,484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36314" table:style-name="ce6">
            <text:p>36,314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27496" table:style-name="ce6">
            <text:p>27,496<text:s/></text:p>
          </table:table-cell>
          <table:table-cell office:value-type="float" office:value="21943" table:style-name="ce6">
            <text:p>21,943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112773" table:style-name="ce6">
            <text:p>112,773<text:s/></text:p>
          </table:table-cell>
          <table:table-cell office:value-type="float" office:value="36968" table:style-name="ce6">
            <text:p>36,968<text:s/></text:p>
          </table:table-cell>
          <table:table-cell office:value-type="float" office:value="19990" table:style-name="ce6">
            <text:p>19,990<text:s/></text:p>
          </table:table-cell>
          <table:table-cell office:value-type="float" office:value="24478" table:style-name="ce6">
            <text:p>24,478<text:s/></text:p>
          </table:table-cell>
          <table:table-cell office:value-type="float" office:value="25505" table:style-name="ce6">
            <text:p>25,505<text:s/></text:p>
          </table:table-cell>
          <table:table-cell office:value-type="float" office:value="26182" table:style-name="ce6">
            <text:p>26,182<text:s/></text:p>
          </table:table-cell>
          <table:table-cell office:value-type="float" office:value="26837" table:style-name="ce6">
            <text:p>26,837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31290" table:style-name="ce6">
            <text:p>31,290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31181" table:style-name="ce6">
            <text:p>31,181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26998" table:style-name="ce6">
            <text:p>26,998<text:s/></text:p>
          </table:table-cell>
          <table:table-cell office:value-type="float" office:value="30990" table:style-name="ce6">
            <text:p>30,990<text:s/></text:p>
          </table:table-cell>
          <table:table-cell office:value-type="float" office:value="33905" table:style-name="ce6">
            <text:p>33,905<text:s/></text:p>
          </table:table-cell>
          <table:table-cell office:value-type="float" office:value="41631" table:style-name="ce6">
            <text:p>41,631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27299" table:style-name="ce6">
            <text:p>27,299<text:s/></text:p>
          </table:table-cell>
          <table:table-cell office:value-type="float" office:value="51802" table:style-name="ce6">
            <text:p>51,802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31013" table:style-name="ce6">
            <text:p>31,013<text:s/></text:p>
          </table:table-cell>
          <table:table-cell office:value-type="float" office:value="32467" table:style-name="ce6">
            <text:p>32,467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59033" table:style-name="ce6">
            <text:p>59,033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25271" table:style-name="ce6">
            <text:p>25,271<text:s/></text:p>
          </table:table-cell>
          <table:table-cell office:value-type="float" office:value="19374" table:style-name="ce6">
            <text:p>19,374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38688" table:style-name="ce6">
            <text:p>38,688<text:s/></text:p>
          </table:table-cell>
          <table:table-cell office:value-type="float" office:value="23176" table:style-name="ce6">
            <text:p>23,176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29338" table:style-name="ce6">
            <text:p>29,338<text:s/></text:p>
          </table:table-cell>
          <table:table-cell office:value-type="float" office:value="23221" table:style-name="ce6">
            <text:p>23,221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4163" table:style-name="ce6">
            <text:p>4,163<text:s/></text:p>
          </table:table-cell>
          <table:table-cell table:number-columns-repeated="16264"/>
        </table:table-row>
        <table:table-row table:style-name="ro2">
          <table:table-cell office:value-type="date" office:date-value="2021-01-06T00:00:00" table:style-name="ce5">
            <text:p>2021/1/6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42578" table:style-name="ce6">
            <text:p>42,578<text:s/></text:p>
          </table:table-cell>
          <table:table-cell office:value-type="float" office:value="41858" table:style-name="ce6">
            <text:p>41,858<text:s/></text:p>
          </table:table-cell>
          <table:table-cell office:value-type="float" office:value="28026" table:style-name="ce6">
            <text:p>28,026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30363" table:style-name="ce6">
            <text:p>30,363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27748" table:style-name="ce6">
            <text:p>27,748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35674" table:style-name="ce6">
            <text:p>35,674<text:s/></text:p>
          </table:table-cell>
          <table:table-cell office:value-type="float" office:value="25912" table:style-name="ce6">
            <text:p>25,912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36800" table:style-name="ce6">
            <text:p>36,800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27866" table:style-name="ce6">
            <text:p>27,866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114239" table:style-name="ce6">
            <text:p>114,239<text:s/></text:p>
          </table:table-cell>
          <table:table-cell office:value-type="float" office:value="39096" table:style-name="ce6">
            <text:p>39,096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24870" table:style-name="ce6">
            <text:p>24,870<text:s/></text:p>
          </table:table-cell>
          <table:table-cell office:value-type="float" office:value="25236" table:style-name="ce6">
            <text:p>25,236<text:s/></text:p>
          </table:table-cell>
          <table:table-cell office:value-type="float" office:value="27027" table:style-name="ce6">
            <text:p>27,027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31839" table:style-name="ce6">
            <text:p>31,839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30724" table:style-name="ce6">
            <text:p>30,724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27301" table:style-name="ce6">
            <text:p>27,301<text:s/></text:p>
          </table:table-cell>
          <table:table-cell office:value-type="float" office:value="31122" table:style-name="ce6">
            <text:p>31,122<text:s/></text:p>
          </table:table-cell>
          <table:table-cell office:value-type="float" office:value="34589" table:style-name="ce6">
            <text:p>34,589<text:s/></text:p>
          </table:table-cell>
          <table:table-cell office:value-type="float" office:value="41914" table:style-name="ce6">
            <text:p>41,914<text:s/></text:p>
          </table:table-cell>
          <table:table-cell office:value-type="float" office:value="26796" table:style-name="ce6">
            <text:p>26,796<text:s/></text:p>
          </table:table-cell>
          <table:table-cell office:value-type="float" office:value="27623" table:style-name="ce6">
            <text:p>27,623<text:s/></text:p>
          </table:table-cell>
          <table:table-cell office:value-type="float" office:value="54528" table:style-name="ce6">
            <text:p>54,528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31561" table:style-name="ce6">
            <text:p>31,561<text:s/></text:p>
          </table:table-cell>
          <table:table-cell office:value-type="float" office:value="33551" table:style-name="ce6">
            <text:p>33,551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60639" table:style-name="ce6">
            <text:p>60,639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19639" table:style-name="ce6">
            <text:p>19,639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19906" table:style-name="ce6">
            <text:p>19,906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39584" table:style-name="ce6">
            <text:p>39,584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25417" table:style-name="ce6">
            <text:p>25,417<text:s/></text:p>
          </table:table-cell>
          <table:table-cell office:value-type="float" office:value="24035" table:style-name="ce6">
            <text:p>24,035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30588" table:style-name="ce6">
            <text:p>30,588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4227" table:style-name="ce6">
            <text:p>4,227<text:s/></text:p>
          </table:table-cell>
          <table:table-cell table:number-columns-repeated="16264"/>
        </table:table-row>
        <table:table-row table:style-name="ro2">
          <table:table-cell office:value-type="date" office:date-value="2021-01-07T00:00:00" table:style-name="ce5">
            <text:p>2021/1/7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43444" table:style-name="ce6">
            <text:p>43,444<text:s/></text:p>
          </table:table-cell>
          <table:table-cell office:value-type="float" office:value="41592" table:style-name="ce6">
            <text:p>41,592<text:s/></text:p>
          </table:table-cell>
          <table:table-cell office:value-type="float" office:value="27535" table:style-name="ce6">
            <text:p>27,535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30182" table:style-name="ce6">
            <text:p>30,182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7454" table:style-name="ce6">
            <text:p>17,454<text:s/></text:p>
          </table:table-cell>
          <table:table-cell office:value-type="float" office:value="26001" table:style-name="ce6">
            <text:p>26,001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27947" table:style-name="ce6">
            <text:p>27,947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35249" table:style-name="ce6">
            <text:p>35,249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36631" table:style-name="ce6">
            <text:p>36,631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4218" table:style-name="ce6">
            <text:p>24,218<text:s/></text:p>
          </table:table-cell>
          <table:table-cell office:value-type="float" office:value="116078" table:style-name="ce6">
            <text:p>116,078<text:s/></text:p>
          </table:table-cell>
          <table:table-cell office:value-type="float" office:value="39338" table:style-name="ce6">
            <text:p>39,338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24495" table:style-name="ce6">
            <text:p>24,495<text:s/></text:p>
          </table:table-cell>
          <table:table-cell office:value-type="float" office:value="24984" table:style-name="ce6">
            <text:p>24,984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30676" table:style-name="ce6">
            <text:p>30,676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30182" table:style-name="ce6">
            <text:p>30,182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22838" table:style-name="ce6">
            <text:p>22,838<text:s/></text:p>
          </table:table-cell>
          <table:table-cell office:value-type="float" office:value="27078" table:style-name="ce6">
            <text:p>27,078<text:s/></text:p>
          </table:table-cell>
          <table:table-cell office:value-type="float" office:value="30820" table:style-name="ce6">
            <text:p>30,820<text:s/></text:p>
          </table:table-cell>
          <table:table-cell office:value-type="float" office:value="34790" table:style-name="ce6">
            <text:p>34,790<text:s/></text:p>
          </table:table-cell>
          <table:table-cell office:value-type="float" office:value="42019" table:style-name="ce6">
            <text:p>42,019<text:s/></text:p>
          </table:table-cell>
          <table:table-cell office:value-type="float" office:value="26612" table:style-name="ce6">
            <text:p>26,612<text:s/></text:p>
          </table:table-cell>
          <table:table-cell office:value-type="float" office:value="26290" table:style-name="ce6">
            <text:p>26,290<text:s/></text:p>
          </table:table-cell>
          <table:table-cell office:value-type="float" office:value="53229" table:style-name="ce6">
            <text:p>53,229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31501" table:style-name="ce6">
            <text:p>31,501<text:s/></text:p>
          </table:table-cell>
          <table:table-cell office:value-type="float" office:value="33769" table:style-name="ce6">
            <text:p>33,769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61014" table:style-name="ce6">
            <text:p>61,014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19747" table:style-name="ce6">
            <text:p>19,747<text:s/></text:p>
          </table:table-cell>
          <table:table-cell office:value-type="float" office:value="14095" table:style-name="ce6">
            <text:p>14,095<text:s/></text:p>
          </table:table-cell>
          <table:table-cell office:value-type="float" office:value="25924" table:style-name="ce6">
            <text:p>25,924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40045" table:style-name="ce6">
            <text:p>40,045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25532" table:style-name="ce6">
            <text:p>25,532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4426" table:style-name="ce6">
            <text:p>4,426<text:s/></text:p>
          </table:table-cell>
          <table:table-cell table:number-columns-repeated="16264"/>
        </table:table-row>
        <table:table-row table:style-name="ro2">
          <table:table-cell office:value-type="date" office:date-value="2021-01-08T00:00:00" table:style-name="ce5">
            <text:p>2021/1/8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43864" table:style-name="ce6">
            <text:p>43,864<text:s/></text:p>
          </table:table-cell>
          <table:table-cell office:value-type="float" office:value="46604" table:style-name="ce6">
            <text:p>46,604<text:s/></text:p>
          </table:table-cell>
          <table:table-cell office:value-type="float" office:value="28360" table:style-name="ce6">
            <text:p>28,360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30903" table:style-name="ce6">
            <text:p>30,903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27422" table:style-name="ce6">
            <text:p>27,422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30285" table:style-name="ce6">
            <text:p>30,285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35952" table:style-name="ce6">
            <text:p>35,952<text:s/></text:p>
          </table:table-cell>
          <table:table-cell office:value-type="float" office:value="27437" table:style-name="ce6">
            <text:p>27,43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38525" table:style-name="ce6">
            <text:p>38,525<text:s/></text:p>
          </table:table-cell>
          <table:table-cell office:value-type="float" office:value="27919" table:style-name="ce6">
            <text:p>27,919<text:s/></text:p>
          </table:table-cell>
          <table:table-cell office:value-type="float" office:value="29042" table:style-name="ce6">
            <text:p>29,042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135258" table:style-name="ce6">
            <text:p>135,258<text:s/></text:p>
          </table:table-cell>
          <table:table-cell office:value-type="float" office:value="44192" table:style-name="ce6">
            <text:p>44,192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8136" table:style-name="ce6">
            <text:p>28,136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32192" table:style-name="ce6">
            <text:p>32,192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32423" table:style-name="ce6">
            <text:p>32,423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32726" table:style-name="ce6">
            <text:p>32,726<text:s/></text:p>
          </table:table-cell>
          <table:table-cell office:value-type="float" office:value="39636" table:style-name="ce6">
            <text:p>39,636<text:s/></text:p>
          </table:table-cell>
          <table:table-cell office:value-type="float" office:value="44082" table:style-name="ce6">
            <text:p>44,082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27598" table:style-name="ce6">
            <text:p>27,598<text:s/></text:p>
          </table:table-cell>
          <table:table-cell office:value-type="float" office:value="60267" table:style-name="ce6">
            <text:p>60,267<text:s/></text:p>
          </table:table-cell>
          <table:table-cell office:value-type="float" office:value="24077" table:style-name="ce6">
            <text:p>24,077<text:s/></text:p>
          </table:table-cell>
          <table:table-cell office:value-type="float" office:value="33853" table:style-name="ce6">
            <text:p>33,853<text:s/></text:p>
          </table:table-cell>
          <table:table-cell office:value-type="float" office:value="36809" table:style-name="ce6">
            <text:p>36,809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66792" table:style-name="ce6">
            <text:p>66,792<text:s/></text:p>
          </table:table-cell>
          <table:table-cell office:value-type="float" office:value="22418" table:style-name="ce6">
            <text:p>22,418<text:s/></text:p>
          </table:table-cell>
          <table:table-cell office:value-type="float" office:value="17580" table:style-name="ce6">
            <text:p>17,580<text:s/></text:p>
          </table:table-cell>
          <table:table-cell office:value-type="float" office:value="15428" table:style-name="ce6">
            <text:p>15,428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14495" table:style-name="ce6">
            <text:p>14,495<text:s/></text:p>
          </table:table-cell>
          <table:table-cell office:value-type="float" office:value="30894" table:style-name="ce6">
            <text:p>30,894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40632" table:style-name="ce6">
            <text:p>40,632<text:s/></text:p>
          </table:table-cell>
          <table:table-cell office:value-type="float" office:value="24935" table:style-name="ce6">
            <text:p>24,935<text:s/></text:p>
          </table:table-cell>
          <table:table-cell office:value-type="float" office:value="25928" table:style-name="ce6">
            <text:p>25,928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8991" table:style-name="ce6">
            <text:p>18,991<text:s/></text:p>
          </table:table-cell>
          <table:table-cell office:value-type="float" office:value="31312" table:style-name="ce6">
            <text:p>31,312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4888" table:style-name="ce6">
            <text:p>4,888<text:s/></text:p>
          </table:table-cell>
          <table:table-cell table:number-columns-repeated="16264"/>
        </table:table-row>
        <table:table-row table:style-name="ro2">
          <table:table-cell office:value-type="date" office:date-value="2021-01-09T00:00:00" table:style-name="ce5">
            <text:p>2021/1/9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43200" table:style-name="ce6">
            <text:p>43,200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27291" table:style-name="ce6">
            <text:p>27,291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29942" table:style-name="ce6">
            <text:p>29,942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124795" table:style-name="ce6">
            <text:p>124,795<text:s/></text:p>
          </table:table-cell>
          <table:table-cell office:value-type="float" office:value="44786" table:style-name="ce6">
            <text:p>44,786<text:s/></text:p>
          </table:table-cell>
          <table:table-cell office:value-type="float" office:value="16033" table:style-name="ce6">
            <text:p>16,033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16921" table:style-name="ce6">
            <text:p>16,921<text:s/></text:p>
          </table:table-cell>
          <table:table-cell office:value-type="float" office:value="28060" table:style-name="ce6">
            <text:p>28,060<text:s/></text:p>
          </table:table-cell>
          <table:table-cell office:value-type="float" office:value="32182" table:style-name="ce6">
            <text:p>32,182<text:s/></text:p>
          </table:table-cell>
          <table:table-cell office:value-type="float" office:value="31150" table:style-name="ce6">
            <text:p>31,150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61191" table:style-name="ce6">
            <text:p>61,191<text:s/></text:p>
          </table:table-cell>
          <table:table-cell office:value-type="float" office:value="14716" table:style-name="ce6">
            <text:p>14,716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30805" table:style-name="ce6">
            <text:p>30,805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52536" table:style-name="ce6">
            <text:p>52,536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3862" table:style-name="ce6">
            <text:p>23,862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8193" table:style-name="ce6">
            <text:p>18,193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15713" table:style-name="ce6">
            <text:p>15,713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3000" table:style-name="ce6">
            <text:p>3,000<text:s/></text:p>
          </table:table-cell>
          <table:table-cell table:number-columns-repeated="16264"/>
        </table:table-row>
        <table:table-row table:style-name="ro2">
          <table:table-cell office:value-type="date" office:date-value="2021-01-10T00:00:00" table:style-name="ce5">
            <text:p>2021/1/10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17412" table:style-name="ce6">
            <text:p>17,412<text:s/></text:p>
          </table:table-cell>
          <table:table-cell office:value-type="float" office:value="33748" table:style-name="ce6">
            <text:p>33,748<text:s/></text:p>
          </table:table-cell>
          <table:table-cell office:value-type="float" office:value="11420" table:style-name="ce6">
            <text:p>11,420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14175" table:style-name="ce6">
            <text:p>14,175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16689" table:style-name="ce6">
            <text:p>16,689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22624" table:style-name="ce6">
            <text:p>122,624<text:s/></text:p>
          </table:table-cell>
          <table:table-cell office:value-type="float" office:value="36608" table:style-name="ce6">
            <text:p>36,608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14330" table:style-name="ce6">
            <text:p>14,330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30102" table:style-name="ce6">
            <text:p>30,102<text:s/></text:p>
          </table:table-cell>
          <table:table-cell office:value-type="float" office:value="25708" table:style-name="ce6">
            <text:p>25,708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51599" table:style-name="ce6">
            <text:p>51,599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22262" table:style-name="ce6">
            <text:p>22,262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45565" table:style-name="ce6">
            <text:p>45,565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20850" table:style-name="ce6">
            <text:p>20,850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2876" table:style-name="ce6">
            <text:p>2,876<text:s/></text:p>
          </table:table-cell>
          <table:table-cell table:number-columns-repeated="16264"/>
        </table:table-row>
        <table:table-row table:style-name="ro2">
          <table:table-cell office:value-type="date" office:date-value="2021-01-11T00:00:00" table:style-name="ce5">
            <text:p>2021/1/11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42470" table:style-name="ce6">
            <text:p>42,470<text:s/></text:p>
          </table:table-cell>
          <table:table-cell office:value-type="float" office:value="39504" table:style-name="ce6">
            <text:p>39,504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29432" table:style-name="ce6">
            <text:p>29,432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33598" table:style-name="ce6">
            <text:p>33,598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36068" table:style-name="ce6">
            <text:p>36,068<text:s/></text:p>
          </table:table-cell>
          <table:table-cell office:value-type="float" office:value="26308" table:style-name="ce6">
            <text:p>26,308<text:s/></text:p>
          </table:table-cell>
          <table:table-cell office:value-type="float" office:value="27489" table:style-name="ce6">
            <text:p>27,489<text:s/></text:p>
          </table:table-cell>
          <table:table-cell office:value-type="float" office:value="21608" table:style-name="ce6">
            <text:p>21,608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119920" table:style-name="ce6">
            <text:p>119,920<text:s/></text:p>
          </table:table-cell>
          <table:table-cell office:value-type="float" office:value="37046" table:style-name="ce6">
            <text:p>37,046<text:s/></text:p>
          </table:table-cell>
          <table:table-cell office:value-type="float" office:value="19683" table:style-name="ce6">
            <text:p>19,683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23183" table:style-name="ce6">
            <text:p>23,183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29361" table:style-name="ce6">
            <text:p>29,361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28206" table:style-name="ce6">
            <text:p>28,206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25838" table:style-name="ce6">
            <text:p>25,838<text:s/></text:p>
          </table:table-cell>
          <table:table-cell office:value-type="float" office:value="29716" table:style-name="ce6">
            <text:p>29,716<text:s/></text:p>
          </table:table-cell>
          <table:table-cell office:value-type="float" office:value="35259" table:style-name="ce6">
            <text:p>35,259<text:s/></text:p>
          </table:table-cell>
          <table:table-cell office:value-type="float" office:value="41131" table:style-name="ce6">
            <text:p>41,131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51482" table:style-name="ce6">
            <text:p>51,482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29987" table:style-name="ce6">
            <text:p>29,987<text:s/></text:p>
          </table:table-cell>
          <table:table-cell office:value-type="float" office:value="32220" table:style-name="ce6">
            <text:p>32,220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59306" table:style-name="ce6">
            <text:p>59,306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28577" table:style-name="ce6">
            <text:p>28,577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39393" table:style-name="ce6">
            <text:p>39,393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24803" table:style-name="ce6">
            <text:p>24,803<text:s/></text:p>
          </table:table-cell>
          <table:table-cell office:value-type="float" office:value="23752" table:style-name="ce6">
            <text:p>23,752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17890" table:style-name="ce6">
            <text:p>17,890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22126" table:style-name="ce6">
            <text:p>22,126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3344" table:style-name="ce6">
            <text:p>13,344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4284" table:style-name="ce6">
            <text:p>4,284<text:s/></text:p>
          </table:table-cell>
          <table:table-cell table:number-columns-repeated="16264"/>
        </table:table-row>
        <table:table-row table:style-name="ro2">
          <table:table-cell office:value-type="date" office:date-value="2021-01-12T00:00:00" table:style-name="ce5">
            <text:p>2021/1/12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42738" table:style-name="ce6">
            <text:p>42,738<text:s/></text:p>
          </table:table-cell>
          <table:table-cell office:value-type="float" office:value="41355" table:style-name="ce6">
            <text:p>41,355<text:s/></text:p>
          </table:table-cell>
          <table:table-cell office:value-type="float" office:value="27079" table:style-name="ce6">
            <text:p>27,079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18621" table:style-name="ce6">
            <text:p>18,621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30183" table:style-name="ce6">
            <text:p>30,183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25119" table:style-name="ce6">
            <text:p>25,119<text:s/></text:p>
          </table:table-cell>
          <table:table-cell office:value-type="float" office:value="17721" table:style-name="ce6">
            <text:p>17,721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17657" table:style-name="ce6">
            <text:p>17,657<text:s/></text:p>
          </table:table-cell>
          <table:table-cell office:value-type="float" office:value="34077" table:style-name="ce6">
            <text:p>34,077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36384" table:style-name="ce6">
            <text:p>36,384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21978" table:style-name="ce6">
            <text:p>21,978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15452" table:style-name="ce6">
            <text:p>115,452<text:s/></text:p>
          </table:table-cell>
          <table:table-cell office:value-type="float" office:value="39527" table:style-name="ce6">
            <text:p>39,527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25889" table:style-name="ce6">
            <text:p>25,889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23584" table:style-name="ce6">
            <text:p>23,584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30031" table:style-name="ce6">
            <text:p>30,031<text:s/></text:p>
          </table:table-cell>
          <table:table-cell office:value-type="float" office:value="7367" table:style-name="ce6">
            <text:p>7,367<text:s/></text:p>
          </table:table-cell>
          <table:table-cell office:value-type="float" office:value="9295" table:style-name="ce6">
            <text:p>9,295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30708" table:style-name="ce6">
            <text:p>30,708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26020" table:style-name="ce6">
            <text:p>26,020<text:s/></text:p>
          </table:table-cell>
          <table:table-cell office:value-type="float" office:value="30716" table:style-name="ce6">
            <text:p>30,716<text:s/></text:p>
          </table:table-cell>
          <table:table-cell office:value-type="float" office:value="34664" table:style-name="ce6">
            <text:p>34,664<text:s/></text:p>
          </table:table-cell>
          <table:table-cell office:value-type="float" office:value="41558" table:style-name="ce6">
            <text:p>41,558<text:s/></text:p>
          </table:table-cell>
          <table:table-cell office:value-type="float" office:value="26251" table:style-name="ce6">
            <text:p>26,251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53780" table:style-name="ce6">
            <text:p>53,780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30486" table:style-name="ce6">
            <text:p>30,486<text:s/></text:p>
          </table:table-cell>
          <table:table-cell office:value-type="float" office:value="33437" table:style-name="ce6">
            <text:p>33,437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58903" table:style-name="ce6">
            <text:p>58,903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19192" table:style-name="ce6">
            <text:p>19,192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39237" table:style-name="ce6">
            <text:p>39,237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30157" table:style-name="ce6">
            <text:p>30,157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15412" table:style-name="ce6">
            <text:p>15,412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4316" table:style-name="ce6">
            <text:p>4,316<text:s/></text:p>
          </table:table-cell>
          <table:table-cell table:number-columns-repeated="16264"/>
        </table:table-row>
        <table:table-row table:style-name="ro2">
          <table:table-cell office:value-type="date" office:date-value="2021-01-13T00:00:00" table:style-name="ce5">
            <text:p>2021/1/13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15379" table:style-name="ce6">
            <text:p>15,379<text:s/></text:p>
          </table:table-cell>
          <table:table-cell office:value-type="float" office:value="42155" table:style-name="ce6">
            <text:p>42,155<text:s/></text:p>
          </table:table-cell>
          <table:table-cell office:value-type="float" office:value="42717" table:style-name="ce6">
            <text:p>42,717<text:s/></text:p>
          </table:table-cell>
          <table:table-cell office:value-type="float" office:value="27422" table:style-name="ce6">
            <text:p>27,422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30566" table:style-name="ce6">
            <text:p>30,566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25511" table:style-name="ce6">
            <text:p>25,511<text:s/></text:p>
          </table:table-cell>
          <table:table-cell office:value-type="float" office:value="17846" table:style-name="ce6">
            <text:p>17,846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34955" table:style-name="ce6">
            <text:p>34,955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36928" table:style-name="ce6">
            <text:p>36,928<text:s/></text:p>
          </table:table-cell>
          <table:table-cell office:value-type="float" office:value="27483" table:style-name="ce6">
            <text:p>27,483<text:s/></text:p>
          </table:table-cell>
          <table:table-cell office:value-type="float" office:value="27711" table:style-name="ce6">
            <text:p>27,711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116472" table:style-name="ce6">
            <text:p>116,472<text:s/></text:p>
          </table:table-cell>
          <table:table-cell office:value-type="float" office:value="41584" table:style-name="ce6">
            <text:p>41,584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26686" table:style-name="ce6">
            <text:p>26,686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24017" table:style-name="ce6">
            <text:p>24,017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31430" table:style-name="ce6">
            <text:p>31,430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33393" table:style-name="ce6">
            <text:p>33,393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6336" table:style-name="ce6">
            <text:p>26,336<text:s/></text:p>
          </table:table-cell>
          <table:table-cell office:value-type="float" office:value="31646" table:style-name="ce6">
            <text:p>31,646<text:s/></text:p>
          </table:table-cell>
          <table:table-cell office:value-type="float" office:value="34978" table:style-name="ce6">
            <text:p>34,978<text:s/></text:p>
          </table:table-cell>
          <table:table-cell office:value-type="float" office:value="42429" table:style-name="ce6">
            <text:p>42,429<text:s/></text:p>
          </table:table-cell>
          <table:table-cell office:value-type="float" office:value="26695" table:style-name="ce6">
            <text:p>26,695<text:s/></text:p>
          </table:table-cell>
          <table:table-cell office:value-type="float" office:value="29369" table:style-name="ce6">
            <text:p>29,369<text:s/></text:p>
          </table:table-cell>
          <table:table-cell office:value-type="float" office:value="55195" table:style-name="ce6">
            <text:p>55,195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31527" table:style-name="ce6">
            <text:p>31,527<text:s/></text:p>
          </table:table-cell>
          <table:table-cell office:value-type="float" office:value="34600" table:style-name="ce6">
            <text:p>34,600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60443" table:style-name="ce6">
            <text:p>60,443<text:s/></text:p>
          </table:table-cell>
          <table:table-cell office:value-type="float" office:value="21479" table:style-name="ce6">
            <text:p>21,479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19482" table:style-name="ce6">
            <text:p>19,482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24715" table:style-name="ce6">
            <text:p>24,715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39640" table:style-name="ce6">
            <text:p>39,640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31252" table:style-name="ce6">
            <text:p>31,252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4277" table:style-name="ce6">
            <text:p>4,277<text:s/></text:p>
          </table:table-cell>
          <table:table-cell table:number-columns-repeated="16264"/>
        </table:table-row>
        <table:table-row table:style-name="ro2">
          <table:table-cell office:value-type="date" office:date-value="2021-01-14T00:00:00" table:style-name="ce5">
            <text:p>2021/1/14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43271" table:style-name="ce6">
            <text:p>43,271<text:s/></text:p>
          </table:table-cell>
          <table:table-cell office:value-type="float" office:value="43338" table:style-name="ce6">
            <text:p>43,338<text:s/></text:p>
          </table:table-cell>
          <table:table-cell office:value-type="float" office:value="27544" table:style-name="ce6">
            <text:p>27,544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31264" table:style-name="ce6">
            <text:p>31,264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28154" table:style-name="ce6">
            <text:p>28,154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34962" table:style-name="ce6">
            <text:p>34,962<text:s/></text:p>
          </table:table-cell>
          <table:table-cell office:value-type="float" office:value="26877" table:style-name="ce6">
            <text:p>26,877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37174" table:style-name="ce6">
            <text:p>37,174<text:s/></text:p>
          </table:table-cell>
          <table:table-cell office:value-type="float" office:value="27298" table:style-name="ce6">
            <text:p>27,298<text:s/></text:p>
          </table:table-cell>
          <table:table-cell office:value-type="float" office:value="27683" table:style-name="ce6">
            <text:p>27,683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20181" table:style-name="ce6">
            <text:p>120,181<text:s/></text:p>
          </table:table-cell>
          <table:table-cell office:value-type="float" office:value="42207" table:style-name="ce6">
            <text:p>42,207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26246" table:style-name="ce6">
            <text:p>26,246<text:s/></text:p>
          </table:table-cell>
          <table:table-cell office:value-type="float" office:value="27031" table:style-name="ce6">
            <text:p>27,031<text:s/></text:p>
          </table:table-cell>
          <table:table-cell office:value-type="float" office:value="29185" table:style-name="ce6">
            <text:p>29,185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31539" table:style-name="ce6">
            <text:p>31,539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8998" table:style-name="ce6">
            <text:p>18,998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35795" table:style-name="ce6">
            <text:p>35,795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31803" table:style-name="ce6">
            <text:p>31,803<text:s/></text:p>
          </table:table-cell>
          <table:table-cell office:value-type="float" office:value="35479" table:style-name="ce6">
            <text:p>35,479<text:s/></text:p>
          </table:table-cell>
          <table:table-cell office:value-type="float" office:value="42083" table:style-name="ce6">
            <text:p>42,083<text:s/></text:p>
          </table:table-cell>
          <table:table-cell office:value-type="float" office:value="26750" table:style-name="ce6">
            <text:p>26,750<text:s/></text:p>
          </table:table-cell>
          <table:table-cell office:value-type="float" office:value="28410" table:style-name="ce6">
            <text:p>28,410<text:s/></text:p>
          </table:table-cell>
          <table:table-cell office:value-type="float" office:value="56148" table:style-name="ce6">
            <text:p>56,148<text:s/></text:p>
          </table:table-cell>
          <table:table-cell office:value-type="float" office:value="23351" table:style-name="ce6">
            <text:p>23,351<text:s/></text:p>
          </table:table-cell>
          <table:table-cell office:value-type="float" office:value="31921" table:style-name="ce6">
            <text:p>31,921<text:s/></text:p>
          </table:table-cell>
          <table:table-cell office:value-type="float" office:value="34921" table:style-name="ce6">
            <text:p>34,921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61671" table:style-name="ce6">
            <text:p>61,671<text:s/></text:p>
          </table:table-cell>
          <table:table-cell office:value-type="float" office:value="21758" table:style-name="ce6">
            <text:p>21,758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20074" table:style-name="ce6">
            <text:p>20,074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26585" table:style-name="ce6">
            <text:p>26,585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39426" table:style-name="ce6">
            <text:p>39,426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30368" table:style-name="ce6">
            <text:p>30,368<text:s/></text:p>
          </table:table-cell>
          <table:table-cell office:value-type="float" office:value="24165" table:style-name="ce6">
            <text:p>24,165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4447" table:style-name="ce6">
            <text:p>4,447<text:s/></text:p>
          </table:table-cell>
          <table:table-cell table:number-columns-repeated="16264"/>
        </table:table-row>
        <table:table-row table:style-name="ro2">
          <table:table-cell office:value-type="date" office:date-value="2021-01-15T00:00:00" table:style-name="ce5">
            <text:p>2021/1/15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44244" table:style-name="ce6">
            <text:p>44,244<text:s/></text:p>
          </table:table-cell>
          <table:table-cell office:value-type="float" office:value="49787" table:style-name="ce6">
            <text:p>49,787<text:s/></text:p>
          </table:table-cell>
          <table:table-cell office:value-type="float" office:value="28227" table:style-name="ce6">
            <text:p>28,227<text:s/></text:p>
          </table:table-cell>
          <table:table-cell office:value-type="float" office:value="16460" table:style-name="ce6">
            <text:p>16,460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8760" table:style-name="ce6">
            <text:p>18,760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32468" table:style-name="ce6">
            <text:p>32,468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27984" table:style-name="ce6">
            <text:p>27,984<text:s/></text:p>
          </table:table-cell>
          <table:table-cell office:value-type="float" office:value="19703" table:style-name="ce6">
            <text:p>19,703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33383" table:style-name="ce6">
            <text:p>33,383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37194" table:style-name="ce6">
            <text:p>37,194<text:s/></text:p>
          </table:table-cell>
          <table:table-cell office:value-type="float" office:value="28238" table:style-name="ce6">
            <text:p>28,238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39550" table:style-name="ce6">
            <text:p>39,550<text:s/></text:p>
          </table:table-cell>
          <table:table-cell office:value-type="float" office:value="29316" table:style-name="ce6">
            <text:p>29,316<text:s/></text:p>
          </table:table-cell>
          <table:table-cell office:value-type="float" office:value="29403" table:style-name="ce6">
            <text:p>29,403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140724" table:style-name="ce6">
            <text:p>140,724<text:s/></text:p>
          </table:table-cell>
          <table:table-cell office:value-type="float" office:value="48708" table:style-name="ce6">
            <text:p>48,708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25731" table:style-name="ce6">
            <text:p>25,731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9358" table:style-name="ce6">
            <text:p>29,358<text:s/></text:p>
          </table:table-cell>
          <table:table-cell office:value-type="float" office:value="32692" table:style-name="ce6">
            <text:p>32,692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32974" table:style-name="ce6">
            <text:p>32,974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40699" table:style-name="ce6">
            <text:p>40,699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27068" table:style-name="ce6">
            <text:p>27,068<text:s/></text:p>
          </table:table-cell>
          <table:table-cell office:value-type="float" office:value="34559" table:style-name="ce6">
            <text:p>34,559<text:s/></text:p>
          </table:table-cell>
          <table:table-cell office:value-type="float" office:value="40196" table:style-name="ce6">
            <text:p>40,196<text:s/></text:p>
          </table:table-cell>
          <table:table-cell office:value-type="float" office:value="45204" table:style-name="ce6">
            <text:p>45,204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30276" table:style-name="ce6">
            <text:p>30,276<text:s/></text:p>
          </table:table-cell>
          <table:table-cell office:value-type="float" office:value="66250" table:style-name="ce6">
            <text:p>66,250<text:s/></text:p>
          </table:table-cell>
          <table:table-cell office:value-type="float" office:value="23919" table:style-name="ce6">
            <text:p>23,919<text:s/></text:p>
          </table:table-cell>
          <table:table-cell office:value-type="float" office:value="35029" table:style-name="ce6">
            <text:p>35,029<text:s/></text:p>
          </table:table-cell>
          <table:table-cell office:value-type="float" office:value="39296" table:style-name="ce6">
            <text:p>39,296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69867" table:style-name="ce6">
            <text:p>69,867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21873" table:style-name="ce6">
            <text:p>21,873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32129" table:style-name="ce6">
            <text:p>32,129<text:s/></text:p>
          </table:table-cell>
          <table:table-cell office:value-type="float" office:value="21443" table:style-name="ce6">
            <text:p>21,443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40470" table:style-name="ce6">
            <text:p>40,470<text:s/></text:p>
          </table:table-cell>
          <table:table-cell office:value-type="float" office:value="25116" table:style-name="ce6">
            <text:p>25,116<text:s/></text:p>
          </table:table-cell>
          <table:table-cell office:value-type="float" office:value="25906" table:style-name="ce6">
            <text:p>25,906<text:s/></text:p>
          </table:table-cell>
          <table:table-cell office:value-type="float" office:value="26410" table:style-name="ce6">
            <text:p>26,410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6466" table:style-name="ce6">
            <text:p>16,466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32017" table:style-name="ce6">
            <text:p>32,017<text:s/></text:p>
          </table:table-cell>
          <table:table-cell office:value-type="float" office:value="26107" table:style-name="ce6">
            <text:p>26,107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4629" table:style-name="ce6">
            <text:p>4,629<text:s/></text:p>
          </table:table-cell>
          <table:table-cell table:number-columns-repeated="16264"/>
        </table:table-row>
        <table:table-row table:style-name="ro2">
          <table:table-cell office:value-type="date" office:date-value="2021-01-16T00:00:00" table:style-name="ce5">
            <text:p>2021/1/16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45596" table:style-name="ce6">
            <text:p>45,596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29436" table:style-name="ce6">
            <text:p>29,436<text:s/></text:p>
          </table:table-cell>
          <table:table-cell office:value-type="float" office:value="16781" table:style-name="ce6">
            <text:p>16,781<text:s/></text:p>
          </table:table-cell>
          <table:table-cell office:value-type="float" office:value="27699" table:style-name="ce6">
            <text:p>27,699<text:s/></text:p>
          </table:table-cell>
          <table:table-cell office:value-type="float" office:value="20266" table:style-name="ce6">
            <text:p>20,266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31269" table:style-name="ce6">
            <text:p>31,269<text:s/></text:p>
          </table:table-cell>
          <table:table-cell office:value-type="float" office:value="21988" table:style-name="ce6">
            <text:p>21,988<text:s/></text:p>
          </table:table-cell>
          <table:table-cell office:value-type="float" office:value="21551" table:style-name="ce6">
            <text:p>21,551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31329" table:style-name="ce6">
            <text:p>131,329<text:s/></text:p>
          </table:table-cell>
          <table:table-cell office:value-type="float" office:value="47264" table:style-name="ce6">
            <text:p>47,264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24615" table:style-name="ce6">
            <text:p>24,615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5896" table:style-name="ce6">
            <text:p>15,896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2794" table:style-name="ce6">
            <text:p>32,794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18178" table:style-name="ce6">
            <text:p>18,178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28706" table:style-name="ce6">
            <text:p>28,706<text:s/></text:p>
          </table:table-cell>
          <table:table-cell office:value-type="float" office:value="33860" table:style-name="ce6">
            <text:p>33,860<text:s/></text:p>
          </table:table-cell>
          <table:table-cell office:value-type="float" office:value="33063" table:style-name="ce6">
            <text:p>33,063<text:s/></text:p>
          </table:table-cell>
          <table:table-cell office:value-type="float" office:value="22310" table:style-name="ce6">
            <text:p>22,310<text:s/></text:p>
          </table:table-cell>
          <table:table-cell office:value-type="float" office:value="27122" table:style-name="ce6">
            <text:p>27,122<text:s/></text:p>
          </table:table-cell>
          <table:table-cell office:value-type="float" office:value="63594" table:style-name="ce6">
            <text:p>63,594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30279" table:style-name="ce6">
            <text:p>30,279<text:s/></text:p>
          </table:table-cell>
          <table:table-cell office:value-type="float" office:value="31833" table:style-name="ce6">
            <text:p>31,833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56735" table:style-name="ce6">
            <text:p>56,735<text:s/></text:p>
          </table:table-cell>
          <table:table-cell office:value-type="float" office:value="16329" table:style-name="ce6">
            <text:p>16,329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26730" table:style-name="ce6">
            <text:p>26,730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9053" table:style-name="ce6">
            <text:p>19,053<text:s/></text:p>
          </table:table-cell>
          <table:table-cell office:value-type="float" office:value="17485" table:style-name="ce6">
            <text:p>17,485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20928" table:style-name="ce6">
            <text:p>20,928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2924" table:style-name="ce6">
            <text:p>2,924<text:s/></text:p>
          </table:table-cell>
          <table:table-cell table:number-columns-repeated="16264"/>
        </table:table-row>
        <table:table-row table:style-name="ro2">
          <table:table-cell office:value-type="date" office:date-value="2021-01-17T00:00:00" table:style-name="ce5">
            <text:p>2021/1/17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34584" table:style-name="ce6">
            <text:p>34,584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20810" table:style-name="ce6">
            <text:p>20,810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23929" table:style-name="ce6">
            <text:p>23,929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25022" table:style-name="ce6">
            <text:p>125,022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16736" table:style-name="ce6">
            <text:p>16,736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22912" table:style-name="ce6">
            <text:p>22,912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16990" table:style-name="ce6">
            <text:p>16,990<text:s/></text:p>
          </table:table-cell>
          <table:table-cell office:value-type="float" office:value="21627" table:style-name="ce6">
            <text:p>21,627<text:s/></text:p>
          </table:table-cell>
          <table:table-cell office:value-type="float" office:value="52044" table:style-name="ce6">
            <text:p>52,044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46717" table:style-name="ce6">
            <text:p>46,717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16352" table:style-name="ce6">
            <text:p>16,352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2254" table:style-name="ce6">
            <text:p>2,254<text:s/></text:p>
          </table:table-cell>
          <table:table-cell table:number-columns-repeated="16264"/>
        </table:table-row>
        <table:table-row table:style-name="ro2">
          <table:table-cell office:value-type="date" office:date-value="2021-01-18T00:00:00" table:style-name="ce5">
            <text:p>2021/1/18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4505" table:style-name="ce6">
            <text:p>14,505<text:s/></text:p>
          </table:table-cell>
          <table:table-cell office:value-type="float" office:value="41123" table:style-name="ce6">
            <text:p>41,123<text:s/></text:p>
          </table:table-cell>
          <table:table-cell office:value-type="float" office:value="39897" table:style-name="ce6">
            <text:p>39,897<text:s/></text:p>
          </table:table-cell>
          <table:table-cell office:value-type="float" office:value="26368" table:style-name="ce6">
            <text:p>26,368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18379" table:style-name="ce6">
            <text:p>18,379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29751" table:style-name="ce6">
            <text:p>29,751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16229" table:style-name="ce6">
            <text:p>16,229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32061" table:style-name="ce6">
            <text:p>32,061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34823" table:style-name="ce6">
            <text:p>34,823<text:s/></text:p>
          </table:table-cell>
          <table:table-cell office:value-type="float" office:value="25862" table:style-name="ce6">
            <text:p>25,862<text:s/></text:p>
          </table:table-cell>
          <table:table-cell office:value-type="float" office:value="26060" table:style-name="ce6">
            <text:p>26,060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123046" table:style-name="ce6">
            <text:p>123,046<text:s/></text:p>
          </table:table-cell>
          <table:table-cell office:value-type="float" office:value="38545" table:style-name="ce6">
            <text:p>38,545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29956" table:style-name="ce6">
            <text:p>29,956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30091" table:style-name="ce6">
            <text:p>30,091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29517" table:style-name="ce6">
            <text:p>29,517<text:s/></text:p>
          </table:table-cell>
          <table:table-cell office:value-type="float" office:value="34587" table:style-name="ce6">
            <text:p>34,587<text:s/></text:p>
          </table:table-cell>
          <table:table-cell office:value-type="float" office:value="38782" table:style-name="ce6">
            <text:p>38,782<text:s/></text:p>
          </table:table-cell>
          <table:table-cell office:value-type="float" office:value="25633" table:style-name="ce6">
            <text:p>25,633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55354" table:style-name="ce6">
            <text:p>55,354<text:s/></text:p>
          </table:table-cell>
          <table:table-cell office:value-type="float" office:value="19707" table:style-name="ce6">
            <text:p>19,707<text:s/></text:p>
          </table:table-cell>
          <table:table-cell office:value-type="float" office:value="28580" table:style-name="ce6">
            <text:p>28,580<text:s/></text:p>
          </table:table-cell>
          <table:table-cell office:value-type="float" office:value="33208" table:style-name="ce6">
            <text:p>33,208<text:s/></text:p>
          </table:table-cell>
          <table:table-cell office:value-type="float" office:value="19661" table:style-name="ce6">
            <text:p>19,661<text:s/></text:p>
          </table:table-cell>
          <table:table-cell office:value-type="float" office:value="59846" table:style-name="ce6">
            <text:p>59,846<text:s/></text:p>
          </table:table-cell>
          <table:table-cell office:value-type="float" office:value="20721" table:style-name="ce6">
            <text:p>20,721<text:s/></text:p>
          </table:table-cell>
          <table:table-cell office:value-type="float" office:value="16177" table:style-name="ce6">
            <text:p>16,177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28703" table:style-name="ce6">
            <text:p>28,703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37805" table:style-name="ce6">
            <text:p>37,805<text:s/></text:p>
          </table:table-cell>
          <table:table-cell office:value-type="float" office:value="22871" table:style-name="ce6">
            <text:p>22,871<text:s/></text:p>
          </table:table-cell>
          <table:table-cell office:value-type="float" office:value="23994" table:style-name="ce6">
            <text:p>23,994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7403" table:style-name="ce6">
            <text:p>17,403<text:s/></text:p>
          </table:table-cell>
          <table:table-cell office:value-type="float" office:value="29454" table:style-name="ce6">
            <text:p>29,454<text:s/></text:p>
          </table:table-cell>
          <table:table-cell office:value-type="float" office:value="22224" table:style-name="ce6">
            <text:p>22,224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4038" table:style-name="ce6">
            <text:p>4,038<text:s/></text:p>
          </table:table-cell>
          <table:table-cell table:number-columns-repeated="16264"/>
        </table:table-row>
        <table:table-row table:style-name="ro2">
          <table:table-cell office:value-type="date" office:date-value="2021-01-19T00:00:00" table:style-name="ce5">
            <text:p>2021/1/19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42513" table:style-name="ce6">
            <text:p>42,513<text:s/></text:p>
          </table:table-cell>
          <table:table-cell office:value-type="float" office:value="42094" table:style-name="ce6">
            <text:p>42,094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30473" table:style-name="ce6">
            <text:p>30,47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6687" table:style-name="ce6">
            <text:p>16,687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16016" table:style-name="ce6">
            <text:p>16,016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34039" table:style-name="ce6">
            <text:p>34,039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35588" table:style-name="ce6">
            <text:p>35,588<text:s/></text:p>
          </table:table-cell>
          <table:table-cell office:value-type="float" office:value="26210" table:style-name="ce6">
            <text:p>26,210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120241" table:style-name="ce6">
            <text:p>120,241<text:s/></text:p>
          </table:table-cell>
          <table:table-cell office:value-type="float" office:value="41307" table:style-name="ce6">
            <text:p>41,307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24111" table:style-name="ce6">
            <text:p>24,111<text:s/></text:p>
          </table:table-cell>
          <table:table-cell office:value-type="float" office:value="25889" table:style-name="ce6">
            <text:p>25,889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23989" table:style-name="ce6">
            <text:p>23,989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30605" table:style-name="ce6">
            <text:p>30,605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8171" table:style-name="ce6">
            <text:p>18,171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30677" table:style-name="ce6">
            <text:p>30,677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26094" table:style-name="ce6">
            <text:p>26,094<text:s/></text:p>
          </table:table-cell>
          <table:table-cell office:value-type="float" office:value="30995" table:style-name="ce6">
            <text:p>30,995<text:s/></text:p>
          </table:table-cell>
          <table:table-cell office:value-type="float" office:value="35202" table:style-name="ce6">
            <text:p>35,202<text:s/></text:p>
          </table:table-cell>
          <table:table-cell office:value-type="float" office:value="40214" table:style-name="ce6">
            <text:p>40,214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65121" table:style-name="ce6">
            <text:p>65,121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29530" table:style-name="ce6">
            <text:p>29,530<text:s/></text:p>
          </table:table-cell>
          <table:table-cell office:value-type="float" office:value="34618" table:style-name="ce6">
            <text:p>34,618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60806" table:style-name="ce6">
            <text:p>60,806<text:s/></text:p>
          </table:table-cell>
          <table:table-cell office:value-type="float" office:value="21399" table:style-name="ce6">
            <text:p>21,399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19567" table:style-name="ce6">
            <text:p>19,567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38820" table:style-name="ce6">
            <text:p>38,820<text:s/></text:p>
          </table:table-cell>
          <table:table-cell office:value-type="float" office:value="23800" table:style-name="ce6">
            <text:p>23,800<text:s/></text:p>
          </table:table-cell>
          <table:table-cell office:value-type="float" office:value="24654" table:style-name="ce6">
            <text:p>24,654<text:s/></text:p>
          </table:table-cell>
          <table:table-cell office:value-type="float" office:value="24307" table:style-name="ce6">
            <text:p>24,307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5443" table:style-name="ce6">
            <text:p>5,443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30034" table:style-name="ce6">
            <text:p>30,034<text:s/></text:p>
          </table:table-cell>
          <table:table-cell office:value-type="float" office:value="23560" table:style-name="ce6">
            <text:p>23,560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224" table:style-name="ce6">
            <text:p>4,224<text:s/></text:p>
          </table:table-cell>
          <table:table-cell table:number-columns-repeated="16264"/>
        </table:table-row>
        <table:table-row table:style-name="ro2">
          <table:table-cell office:value-type="date" office:date-value="2021-01-20T00:00:00" table:style-name="ce5">
            <text:p>2021/1/20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42925" table:style-name="ce6">
            <text:p>42,925<text:s/></text:p>
          </table:table-cell>
          <table:table-cell office:value-type="float" office:value="44702" table:style-name="ce6">
            <text:p>44,702<text:s/></text:p>
          </table:table-cell>
          <table:table-cell office:value-type="float" office:value="27902" table:style-name="ce6">
            <text:p>27,902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31630" table:style-name="ce6">
            <text:p>31,630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17800" table:style-name="ce6">
            <text:p>17,800<text:s/></text:p>
          </table:table-cell>
          <table:table-cell office:value-type="float" office:value="26019" table:style-name="ce6">
            <text:p>26,019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28318" table:style-name="ce6">
            <text:p>28,318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34693" table:style-name="ce6">
            <text:p>34,693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37253" table:style-name="ce6">
            <text:p>37,253<text:s/></text:p>
          </table:table-cell>
          <table:table-cell office:value-type="float" office:value="27836" table:style-name="ce6">
            <text:p>27,836<text:s/></text:p>
          </table:table-cell>
          <table:table-cell office:value-type="float" office:value="27820" table:style-name="ce6">
            <text:p>27,820<text:s/></text:p>
          </table:table-cell>
          <table:table-cell office:value-type="float" office:value="21960" table:style-name="ce6">
            <text:p>21,960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125540" table:style-name="ce6">
            <text:p>125,540<text:s/></text:p>
          </table:table-cell>
          <table:table-cell office:value-type="float" office:value="44552" table:style-name="ce6">
            <text:p>44,552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25014" table:style-name="ce6">
            <text:p>25,014<text:s/></text:p>
          </table:table-cell>
          <table:table-cell office:value-type="float" office:value="26872" table:style-name="ce6">
            <text:p>26,872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28879" table:style-name="ce6">
            <text:p>28,879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32105" table:style-name="ce6">
            <text:p>32,10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34857" table:style-name="ce6">
            <text:p>34,857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23504" table:style-name="ce6">
            <text:p>23,504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32835" table:style-name="ce6">
            <text:p>32,835<text:s/></text:p>
          </table:table-cell>
          <table:table-cell office:value-type="float" office:value="36795" table:style-name="ce6">
            <text:p>36,795<text:s/></text:p>
          </table:table-cell>
          <table:table-cell office:value-type="float" office:value="41426" table:style-name="ce6">
            <text:p>41,426<text:s/></text:p>
          </table:table-cell>
          <table:table-cell office:value-type="float" office:value="27469" table:style-name="ce6">
            <text:p>27,469<text:s/></text:p>
          </table:table-cell>
          <table:table-cell office:value-type="float" office:value="28656" table:style-name="ce6">
            <text:p>28,656<text:s/></text:p>
          </table:table-cell>
          <table:table-cell office:value-type="float" office:value="73508" table:style-name="ce6">
            <text:p>73,508<text:s/></text:p>
          </table:table-cell>
          <table:table-cell office:value-type="float" office:value="20635" table:style-name="ce6">
            <text:p>20,635<text:s/></text:p>
          </table:table-cell>
          <table:table-cell office:value-type="float" office:value="30878" table:style-name="ce6">
            <text:p>30,878<text:s/></text:p>
          </table:table-cell>
          <table:table-cell office:value-type="float" office:value="36041" table:style-name="ce6">
            <text:p>36,041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63602" table:style-name="ce6">
            <text:p>63,602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39741" table:style-name="ce6">
            <text:p>39,741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24984" table:style-name="ce6">
            <text:p>24,984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14661" table:style-name="ce6">
            <text:p>14,661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30745" table:style-name="ce6">
            <text:p>30,745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4104" table:style-name="ce6">
            <text:p>4,104<text:s/></text:p>
          </table:table-cell>
          <table:table-cell table:number-columns-repeated="16264"/>
        </table:table-row>
        <table:table-row table:style-name="ro2">
          <table:table-cell office:value-type="date" office:date-value="2021-01-21T00:00:00" table:style-name="ce5">
            <text:p>2021/1/21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41589" table:style-name="ce6">
            <text:p>41,589<text:s/></text:p>
          </table:table-cell>
          <table:table-cell office:value-type="float" office:value="43360" table:style-name="ce6">
            <text:p>43,360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30253" table:style-name="ce6">
            <text:p>30,253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24712" table:style-name="ce6">
            <text:p>24,712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17381" table:style-name="ce6">
            <text:p>17,381<text:s/></text:p>
          </table:table-cell>
          <table:table-cell office:value-type="float" office:value="34696" table:style-name="ce6">
            <text:p>34,696<text:s/></text:p>
          </table:table-cell>
          <table:table-cell office:value-type="float" office:value="25161" table:style-name="ce6">
            <text:p>25,161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35618" table:style-name="ce6">
            <text:p>35,618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26614" table:style-name="ce6">
            <text:p>26,614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23673" table:style-name="ce6">
            <text:p>23,673<text:s/></text:p>
          </table:table-cell>
          <table:table-cell office:value-type="float" office:value="122026" table:style-name="ce6">
            <text:p>122,026<text:s/></text:p>
          </table:table-cell>
          <table:table-cell office:value-type="float" office:value="41847" table:style-name="ce6">
            <text:p>41,847<text:s/></text:p>
          </table:table-cell>
          <table:table-cell office:value-type="float" office:value="21563" table:style-name="ce6">
            <text:p>21,563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30025" table:style-name="ce6">
            <text:p>30,025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32658" table:style-name="ce6">
            <text:p>32,658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30896" table:style-name="ce6">
            <text:p>30,896<text:s/></text:p>
          </table:table-cell>
          <table:table-cell office:value-type="float" office:value="35039" table:style-name="ce6">
            <text:p>35,039<text:s/></text:p>
          </table:table-cell>
          <table:table-cell office:value-type="float" office:value="39159" table:style-name="ce6">
            <text:p>39,159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61531" table:style-name="ce6">
            <text:p>61,531<text:s/></text:p>
          </table:table-cell>
          <table:table-cell office:value-type="float" office:value="18973" table:style-name="ce6">
            <text:p>18,973<text:s/></text:p>
          </table:table-cell>
          <table:table-cell office:value-type="float" office:value="30288" table:style-name="ce6">
            <text:p>30,288<text:s/></text:p>
          </table:table-cell>
          <table:table-cell office:value-type="float" office:value="34588" table:style-name="ce6">
            <text:p>34,588<text:s/></text:p>
          </table:table-cell>
          <table:table-cell office:value-type="float" office:value="21408" table:style-name="ce6">
            <text:p>21,408<text:s/></text:p>
          </table:table-cell>
          <table:table-cell office:value-type="float" office:value="59784" table:style-name="ce6">
            <text:p>59,784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16928" table:style-name="ce6">
            <text:p>16,928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19429" table:style-name="ce6">
            <text:p>19,429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38318" table:style-name="ce6">
            <text:p>38,318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24289" table:style-name="ce6">
            <text:p>24,289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29351" table:style-name="ce6">
            <text:p>29,351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4052" table:style-name="ce6">
            <text:p>4,052<text:s/></text:p>
          </table:table-cell>
          <table:table-cell table:number-columns-repeated="16264"/>
        </table:table-row>
        <table:table-row table:style-name="ro2">
          <table:table-cell office:value-type="date" office:date-value="2021-01-22T00:00:00" table:style-name="ce5">
            <text:p>2021/1/22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42416" table:style-name="ce6">
            <text:p>42,416<text:s/></text:p>
          </table:table-cell>
          <table:table-cell office:value-type="float" office:value="47916" table:style-name="ce6">
            <text:p>47,916<text:s/></text:p>
          </table:table-cell>
          <table:table-cell office:value-type="float" office:value="26689" table:style-name="ce6">
            <text:p>26,689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30610" table:style-name="ce6">
            <text:p>30,610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28356" table:style-name="ce6">
            <text:p>28,356<text:s/></text:p>
          </table:table-cell>
          <table:table-cell office:value-type="float" office:value="18508" table:style-name="ce6">
            <text:p>18,508<text:s/></text:p>
          </table:table-cell>
          <table:table-cell office:value-type="float" office:value="35450" table:style-name="ce6">
            <text:p>35,450<text:s/></text:p>
          </table:table-cell>
          <table:table-cell office:value-type="float" office:value="26135" table:style-name="ce6">
            <text:p>26,135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36375" table:style-name="ce6">
            <text:p>36,375<text:s/></text:p>
          </table:table-cell>
          <table:table-cell office:value-type="float" office:value="26739" table:style-name="ce6">
            <text:p>26,739<text:s/></text:p>
          </table:table-cell>
          <table:table-cell office:value-type="float" office:value="27468" table:style-name="ce6">
            <text:p>27,468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130650" table:style-name="ce6">
            <text:p>130,650<text:s/></text:p>
          </table:table-cell>
          <table:table-cell office:value-type="float" office:value="46784" table:style-name="ce6">
            <text:p>46,784<text:s/></text:p>
          </table:table-cell>
          <table:table-cell office:value-type="float" office:value="20601" table:style-name="ce6">
            <text:p>20,601<text:s/></text:p>
          </table:table-cell>
          <table:table-cell office:value-type="float" office:value="24791" table:style-name="ce6">
            <text:p>24,791<text:s/></text:p>
          </table:table-cell>
          <table:table-cell office:value-type="float" office:value="24497" table:style-name="ce6">
            <text:p>24,497<text:s/></text:p>
          </table:table-cell>
          <table:table-cell office:value-type="float" office:value="25618" table:style-name="ce6">
            <text:p>25,618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30073" table:style-name="ce6">
            <text:p>30,073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31706" table:style-name="ce6">
            <text:p>31,706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31934" table:style-name="ce6">
            <text:p>31,934<text:s/></text:p>
          </table:table-cell>
          <table:table-cell office:value-type="float" office:value="37925" table:style-name="ce6">
            <text:p>37,925<text:s/></text:p>
          </table:table-cell>
          <table:table-cell office:value-type="float" office:value="40964" table:style-name="ce6">
            <text:p>40,964<text:s/></text:p>
          </table:table-cell>
          <table:table-cell office:value-type="float" office:value="27249" table:style-name="ce6">
            <text:p>27,249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65239" table:style-name="ce6">
            <text:p>65,239<text:s/></text:p>
          </table:table-cell>
          <table:table-cell office:value-type="float" office:value="19767" table:style-name="ce6">
            <text:p>19,767<text:s/></text:p>
          </table:table-cell>
          <table:table-cell office:value-type="float" office:value="31518" table:style-name="ce6">
            <text:p>31,518<text:s/></text:p>
          </table:table-cell>
          <table:table-cell office:value-type="float" office:value="37721" table:style-name="ce6">
            <text:p>37,721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66831" table:style-name="ce6">
            <text:p>66,831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9639" table:style-name="ce6">
            <text:p>19,639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26535" table:style-name="ce6">
            <text:p>26,535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39723" table:style-name="ce6">
            <text:p>39,723<text:s/></text:p>
          </table:table-cell>
          <table:table-cell office:value-type="float" office:value="22634" table:style-name="ce6">
            <text:p>22,634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24470" table:style-name="ce6">
            <text:p>24,470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4315" table:style-name="ce6">
            <text:p>14,315<text:s/></text:p>
          </table:table-cell>
          <table:table-cell office:value-type="float" office:value="17472" table:style-name="ce6">
            <text:p>17,472<text:s/></text:p>
          </table:table-cell>
          <table:table-cell office:value-type="float" office:value="30357" table:style-name="ce6">
            <text:p>30,357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4311" table:style-name="ce6">
            <text:p>4,311<text:s/></text:p>
          </table:table-cell>
          <table:table-cell table:number-columns-repeated="16264"/>
        </table:table-row>
        <table:table-row table:style-name="ro2">
          <table:table-cell office:value-type="date" office:date-value="2021-01-23T00:00:00" table:style-name="ce5">
            <text:p>2021/1/23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42656" table:style-name="ce6">
            <text:p>42,656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25362" table:style-name="ce6">
            <text:p>25,362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26126" table:style-name="ce6">
            <text:p>26,126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9769" table:style-name="ce6">
            <text:p>29,769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16325" table:style-name="ce6">
            <text:p>16,325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12737" table:style-name="ce6">
            <text:p>112,737<text:s/></text:p>
          </table:table-cell>
          <table:table-cell office:value-type="float" office:value="43673" table:style-name="ce6">
            <text:p>43,673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17950" table:style-name="ce6">
            <text:p>17,950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21787" table:style-name="ce6">
            <text:p>21,787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29369" table:style-name="ce6">
            <text:p>29,369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27792" table:style-name="ce6">
            <text:p>27,792<text:s/></text:p>
          </table:table-cell>
          <table:table-cell office:value-type="float" office:value="30417" table:style-name="ce6">
            <text:p>30,417<text:s/></text:p>
          </table:table-cell>
          <table:table-cell office:value-type="float" office:value="30859" table:style-name="ce6">
            <text:p>30,859<text:s/></text:p>
          </table:table-cell>
          <table:table-cell office:value-type="float" office:value="21134" table:style-name="ce6">
            <text:p>21,134<text:s/></text:p>
          </table:table-cell>
          <table:table-cell office:value-type="float" office:value="25213" table:style-name="ce6">
            <text:p>25,213<text:s/></text:p>
          </table:table-cell>
          <table:table-cell office:value-type="float" office:value="63851" table:style-name="ce6">
            <text:p>63,851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27127" table:style-name="ce6">
            <text:p>27,127<text:s/></text:p>
          </table:table-cell>
          <table:table-cell office:value-type="float" office:value="28886" table:style-name="ce6">
            <text:p>28,886<text:s/></text:p>
          </table:table-cell>
          <table:table-cell office:value-type="float" office:value="15888" table:style-name="ce6">
            <text:p>15,888<text:s/></text:p>
          </table:table-cell>
          <table:table-cell office:value-type="float" office:value="50578" table:style-name="ce6">
            <text:p>50,578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8008" table:style-name="ce6">
            <text:p>18,008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9553" table:style-name="ce6">
            <text:p>19,553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5505" table:style-name="ce6">
            <text:p>15,505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2520" table:style-name="ce6">
            <text:p>2,520<text:s/></text:p>
          </table:table-cell>
          <table:table-cell table:number-columns-repeated="16264"/>
        </table:table-row>
        <table:table-row table:style-name="ro2">
          <table:table-cell office:value-type="date" office:date-value="2021-01-24T00:00:00" table:style-name="ce5">
            <text:p>2021/1/24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33572" table:style-name="ce6">
            <text:p>33,572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25062" table:style-name="ce6">
            <text:p>25,062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16973" table:style-name="ce6">
            <text:p>16,973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116566" table:style-name="ce6">
            <text:p>116,566<text:s/></text:p>
          </table:table-cell>
          <table:table-cell office:value-type="float" office:value="36254" table:style-name="ce6">
            <text:p>36,254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5355" table:style-name="ce6">
            <text:p>15,355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20688" table:style-name="ce6">
            <text:p>20,688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28976" table:style-name="ce6">
            <text:p>28,976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23020" table:style-name="ce6">
            <text:p>23,020<text:s/></text:p>
          </table:table-cell>
          <table:table-cell office:value-type="float" office:value="29019" table:style-name="ce6">
            <text:p>29,019<text:s/></text:p>
          </table:table-cell>
          <table:table-cell office:value-type="float" office:value="25565" table:style-name="ce6">
            <text:p>25,565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22501" table:style-name="ce6">
            <text:p>22,501<text:s/></text:p>
          </table:table-cell>
          <table:table-cell office:value-type="float" office:value="54809" table:style-name="ce6">
            <text:p>54,809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22686" table:style-name="ce6">
            <text:p>22,686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43829" table:style-name="ce6">
            <text:p>43,829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15724" table:style-name="ce6">
            <text:p>15,724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2223" table:style-name="ce6">
            <text:p>2,223<text:s/></text:p>
          </table:table-cell>
          <table:table-cell table:number-columns-repeated="16264"/>
        </table:table-row>
        <table:table-row table:style-name="ro2">
          <table:table-cell office:value-type="date" office:date-value="2021-01-25T00:00:00" table:style-name="ce5">
            <text:p>2021/1/25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39567" table:style-name="ce6">
            <text:p>39,567<text:s/></text:p>
          </table:table-cell>
          <table:table-cell office:value-type="float" office:value="39266" table:style-name="ce6">
            <text:p>39,266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16879" table:style-name="ce6">
            <text:p>16,879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29284" table:style-name="ce6">
            <text:p>29,284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24379" table:style-name="ce6">
            <text:p>24,379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32339" table:style-name="ce6">
            <text:p>32,339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33576" table:style-name="ce6">
            <text:p>33,576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25497" table:style-name="ce6">
            <text:p>25,497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121947" table:style-name="ce6">
            <text:p>121,947<text:s/></text:p>
          </table:table-cell>
          <table:table-cell office:value-type="float" office:value="38794" table:style-name="ce6">
            <text:p>38,794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28700" table:style-name="ce6">
            <text:p>28,700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30214" table:style-name="ce6">
            <text:p>30,214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29065" table:style-name="ce6">
            <text:p>29,065<text:s/></text:p>
          </table:table-cell>
          <table:table-cell office:value-type="float" office:value="33355" table:style-name="ce6">
            <text:p>33,355<text:s/></text:p>
          </table:table-cell>
          <table:table-cell office:value-type="float" office:value="37589" table:style-name="ce6">
            <text:p>37,589<text:s/></text:p>
          </table:table-cell>
          <table:table-cell office:value-type="float" office:value="25156" table:style-name="ce6">
            <text:p>25,156<text:s/></text:p>
          </table:table-cell>
          <table:table-cell office:value-type="float" office:value="25445" table:style-name="ce6">
            <text:p>25,445<text:s/></text:p>
          </table:table-cell>
          <table:table-cell office:value-type="float" office:value="58730" table:style-name="ce6">
            <text:p>58,730<text:s/></text:p>
          </table:table-cell>
          <table:table-cell office:value-type="float" office:value="18597" table:style-name="ce6">
            <text:p>18,597<text:s/></text:p>
          </table:table-cell>
          <table:table-cell office:value-type="float" office:value="29344" table:style-name="ce6">
            <text:p>29,344<text:s/></text:p>
          </table:table-cell>
          <table:table-cell office:value-type="float" office:value="32076" table:style-name="ce6">
            <text:p>32,076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56835" table:style-name="ce6">
            <text:p>56,835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36359" table:style-name="ce6">
            <text:p>36,359<text:s/></text:p>
          </table:table-cell>
          <table:table-cell office:value-type="float" office:value="21377" table:style-name="ce6">
            <text:p>21,377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28150" table:style-name="ce6">
            <text:p>28,150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3989" table:style-name="ce6">
            <text:p>3,989<text:s/></text:p>
          </table:table-cell>
          <table:table-cell table:number-columns-repeated="16264"/>
        </table:table-row>
        <table:table-row table:style-name="ro2">
          <table:table-cell office:value-type="date" office:date-value="2021-01-26T00:00:00" table:style-name="ce5">
            <text:p>2021/1/26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40997" table:style-name="ce6">
            <text:p>40,997<text:s/></text:p>
          </table:table-cell>
          <table:table-cell office:value-type="float" office:value="41683" table:style-name="ce6">
            <text:p>41,683<text:s/></text:p>
          </table:table-cell>
          <table:table-cell office:value-type="float" office:value="23588" table:style-name="ce6">
            <text:p>23,588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17078" table:style-name="ce6">
            <text:p>17,078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29540" table:style-name="ce6">
            <text:p>29,540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23776" table:style-name="ce6">
            <text:p>23,776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6004" table:style-name="ce6">
            <text:p>26,004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34053" table:style-name="ce6">
            <text:p>34,053<text:s/></text:p>
          </table:table-cell>
          <table:table-cell office:value-type="float" office:value="25499" table:style-name="ce6">
            <text:p>25,499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34686" table:style-name="ce6">
            <text:p>34,686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116629" table:style-name="ce6">
            <text:p>116,629<text:s/></text:p>
          </table:table-cell>
          <table:table-cell office:value-type="float" office:value="40591" table:style-name="ce6">
            <text:p>40,591<text:s/></text:p>
          </table:table-cell>
          <table:table-cell office:value-type="float" office:value="19935" table:style-name="ce6">
            <text:p>19,935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30009" table:style-name="ce6">
            <text:p>30,009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1438" table:style-name="ce6">
            <text:p>21,438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30501" table:style-name="ce6">
            <text:p>30,501<text:s/></text:p>
          </table:table-cell>
          <table:table-cell office:value-type="float" office:value="33860" table:style-name="ce6">
            <text:p>33,860<text:s/></text:p>
          </table:table-cell>
          <table:table-cell office:value-type="float" office:value="38507" table:style-name="ce6">
            <text:p>38,507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26312" table:style-name="ce6">
            <text:p>26,312<text:s/></text:p>
          </table:table-cell>
          <table:table-cell office:value-type="float" office:value="59735" table:style-name="ce6">
            <text:p>59,735<text:s/></text:p>
          </table:table-cell>
          <table:table-cell office:value-type="float" office:value="19301" table:style-name="ce6">
            <text:p>19,301<text:s/></text:p>
          </table:table-cell>
          <table:table-cell office:value-type="float" office:value="30305" table:style-name="ce6">
            <text:p>30,305<text:s/></text:p>
          </table:table-cell>
          <table:table-cell office:value-type="float" office:value="33631" table:style-name="ce6">
            <text:p>33,631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58135" table:style-name="ce6">
            <text:p>58,135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24936" table:style-name="ce6">
            <text:p>24,936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36936" table:style-name="ce6">
            <text:p>36,936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28500" table:style-name="ce6">
            <text:p>28,500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938" table:style-name="ce6">
            <text:p>3,938<text:s/></text:p>
          </table:table-cell>
          <table:table-cell table:number-columns-repeated="16264"/>
        </table:table-row>
        <table:table-row table:style-name="ro2">
          <table:table-cell office:value-type="date" office:date-value="2021-01-27T00:00:00" table:style-name="ce5">
            <text:p>2021/1/27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4777" table:style-name="ce6">
            <text:p>14,777<text:s/></text:p>
          </table:table-cell>
          <table:table-cell office:value-type="float" office:value="40959" table:style-name="ce6">
            <text:p>40,959<text:s/></text:p>
          </table:table-cell>
          <table:table-cell office:value-type="float" office:value="42385" table:style-name="ce6">
            <text:p>42,385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30422" table:style-name="ce6">
            <text:p>30,422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16116" table:style-name="ce6">
            <text:p>16,116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26108" table:style-name="ce6">
            <text:p>26,108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34218" table:style-name="ce6">
            <text:p>34,218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34674" table:style-name="ce6">
            <text:p>34,674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116320" table:style-name="ce6">
            <text:p>116,320<text:s/></text:p>
          </table:table-cell>
          <table:table-cell office:value-type="float" office:value="40801" table:style-name="ce6">
            <text:p>40,801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23476" table:style-name="ce6">
            <text:p>23,476<text:s/></text:p>
          </table:table-cell>
          <table:table-cell office:value-type="float" office:value="23415" table:style-name="ce6">
            <text:p>23,415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29607" table:style-name="ce6">
            <text:p>29,607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21542" table:style-name="ce6">
            <text:p>21,542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30213" table:style-name="ce6">
            <text:p>30,213<text:s/></text:p>
          </table:table-cell>
          <table:table-cell office:value-type="float" office:value="33915" table:style-name="ce6">
            <text:p>33,915<text:s/></text:p>
          </table:table-cell>
          <table:table-cell office:value-type="float" office:value="38836" table:style-name="ce6">
            <text:p>38,836<text:s/></text:p>
          </table:table-cell>
          <table:table-cell office:value-type="float" office:value="26187" table:style-name="ce6">
            <text:p>26,187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60551" table:style-name="ce6">
            <text:p>60,551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31119" table:style-name="ce6">
            <text:p>31,119<text:s/></text:p>
          </table:table-cell>
          <table:table-cell office:value-type="float" office:value="34239" table:style-name="ce6">
            <text:p>34,239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59134" table:style-name="ce6">
            <text:p>59,134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37237" table:style-name="ce6">
            <text:p>37,237<text:s/></text:p>
          </table:table-cell>
          <table:table-cell office:value-type="float" office:value="21873" table:style-name="ce6">
            <text:p>21,873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23779" table:style-name="ce6">
            <text:p>23,779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6356" table:style-name="ce6">
            <text:p>16,356<text:s/></text:p>
          </table:table-cell>
          <table:table-cell office:value-type="float" office:value="29712" table:style-name="ce6">
            <text:p>29,712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14748" table:style-name="ce6">
            <text:p>14,748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3936" table:style-name="ce6">
            <text:p>3,936<text:s/></text:p>
          </table:table-cell>
          <table:table-cell table:number-columns-repeated="16264"/>
        </table:table-row>
        <table:table-row table:style-name="ro2">
          <table:table-cell office:value-type="date" office:date-value="2021-01-28T00:00:00" table:style-name="ce5">
            <text:p>2021/1/28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41854" table:style-name="ce6">
            <text:p>41,854<text:s/></text:p>
          </table:table-cell>
          <table:table-cell office:value-type="float" office:value="43451" table:style-name="ce6">
            <text:p>43,451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33910" table:style-name="ce6">
            <text:p>33,910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34153" table:style-name="ce6">
            <text:p>34,153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34648" table:style-name="ce6">
            <text:p>34,648<text:s/></text:p>
          </table:table-cell>
          <table:table-cell office:value-type="float" office:value="25679" table:style-name="ce6">
            <text:p>25,679<text:s/></text:p>
          </table:table-cell>
          <table:table-cell office:value-type="float" office:value="25978" table:style-name="ce6">
            <text:p>25,978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118723" table:style-name="ce6">
            <text:p>118,723<text:s/></text:p>
          </table:table-cell>
          <table:table-cell office:value-type="float" office:value="41042" table:style-name="ce6">
            <text:p>41,042<text:s/></text:p>
          </table:table-cell>
          <table:table-cell office:value-type="float" office:value="19687" table:style-name="ce6">
            <text:p>19,687<text:s/></text:p>
          </table:table-cell>
          <table:table-cell office:value-type="float" office:value="22152" table:style-name="ce6">
            <text:p>22,152<text:s/></text:p>
          </table:table-cell>
          <table:table-cell office:value-type="float" office:value="23042" table:style-name="ce6">
            <text:p>23,042<text:s/></text:p>
          </table:table-cell>
          <table:table-cell office:value-type="float" office:value="21891" table:style-name="ce6">
            <text:p>21,891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28704" table:style-name="ce6">
            <text:p>28,704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23979" table:style-name="ce6">
            <text:p>23,979<text:s/></text:p>
          </table:table-cell>
          <table:table-cell office:value-type="float" office:value="30292" table:style-name="ce6">
            <text:p>30,292<text:s/></text:p>
          </table:table-cell>
          <table:table-cell office:value-type="float" office:value="33892" table:style-name="ce6">
            <text:p>33,892<text:s/></text:p>
          </table:table-cell>
          <table:table-cell office:value-type="float" office:value="38689" table:style-name="ce6">
            <text:p>38,689<text:s/></text:p>
          </table:table-cell>
          <table:table-cell office:value-type="float" office:value="25979" table:style-name="ce6">
            <text:p>25,979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59889" table:style-name="ce6">
            <text:p>59,889<text:s/></text:p>
          </table:table-cell>
          <table:table-cell office:value-type="float" office:value="19356" table:style-name="ce6">
            <text:p>19,356<text:s/></text:p>
          </table:table-cell>
          <table:table-cell office:value-type="float" office:value="31484" table:style-name="ce6">
            <text:p>31,484<text:s/></text:p>
          </table:table-cell>
          <table:table-cell office:value-type="float" office:value="34799" table:style-name="ce6">
            <text:p>34,799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59995" table:style-name="ce6">
            <text:p>59,995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38227" table:style-name="ce6">
            <text:p>38,227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28892" table:style-name="ce6">
            <text:p>28,892<text:s/></text:p>
          </table:table-cell>
          <table:table-cell office:value-type="float" office:value="23166" table:style-name="ce6">
            <text:p>23,166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3980" table:style-name="ce6">
            <text:p>3,980<text:s/></text:p>
          </table:table-cell>
          <table:table-cell table:number-columns-repeated="16264"/>
        </table:table-row>
        <table:table-row table:style-name="ro2">
          <table:table-cell office:value-type="date" office:date-value="2021-01-29T00:00:00" table:style-name="ce5">
            <text:p>2021/1/29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42626" table:style-name="ce6">
            <text:p>42,626<text:s/></text:p>
          </table:table-cell>
          <table:table-cell office:value-type="float" office:value="50523" table:style-name="ce6">
            <text:p>50,523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35192" table:style-name="ce6">
            <text:p>35,192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24811" table:style-name="ce6">
            <text:p>24,811<text:s/></text:p>
          </table:table-cell>
          <table:table-cell office:value-type="float" office:value="16147" table:style-name="ce6">
            <text:p>16,147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28304" table:style-name="ce6">
            <text:p>28,304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36104" table:style-name="ce6">
            <text:p>36,104<text:s/></text:p>
          </table:table-cell>
          <table:table-cell office:value-type="float" office:value="25615" table:style-name="ce6">
            <text:p>25,615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36667" table:style-name="ce6">
            <text:p>36,667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27604" table:style-name="ce6">
            <text:p>27,604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22209" table:style-name="ce6">
            <text:p>22,209<text:s/></text:p>
          </table:table-cell>
          <table:table-cell office:value-type="float" office:value="133010" table:style-name="ce6">
            <text:p>133,010<text:s/></text:p>
          </table:table-cell>
          <table:table-cell office:value-type="float" office:value="46894" table:style-name="ce6">
            <text:p>46,894<text:s/></text:p>
          </table:table-cell>
          <table:table-cell office:value-type="float" office:value="20503" table:style-name="ce6">
            <text:p>20,503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25169" table:style-name="ce6">
            <text:p>25,169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29547" table:style-name="ce6">
            <text:p>29,547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30222" table:style-name="ce6">
            <text:p>30,222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24806" table:style-name="ce6">
            <text:p>24,806<text:s/></text:p>
          </table:table-cell>
          <table:table-cell office:value-type="float" office:value="32181" table:style-name="ce6">
            <text:p>32,181<text:s/></text:p>
          </table:table-cell>
          <table:table-cell office:value-type="float" office:value="37633" table:style-name="ce6">
            <text:p>37,633<text:s/></text:p>
          </table:table-cell>
          <table:table-cell office:value-type="float" office:value="40430" table:style-name="ce6">
            <text:p>40,430<text:s/></text:p>
          </table:table-cell>
          <table:table-cell office:value-type="float" office:value="27675" table:style-name="ce6">
            <text:p>27,675<text:s/></text:p>
          </table:table-cell>
          <table:table-cell office:value-type="float" office:value="27634" table:style-name="ce6">
            <text:p>27,634<text:s/></text:p>
          </table:table-cell>
          <table:table-cell office:value-type="float" office:value="67746" table:style-name="ce6">
            <text:p>67,746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35178" table:style-name="ce6">
            <text:p>35,178<text:s/></text:p>
          </table:table-cell>
          <table:table-cell office:value-type="float" office:value="37735" table:style-name="ce6">
            <text:p>37,735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66489" table:style-name="ce6">
            <text:p>66,489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20318" table:style-name="ce6">
            <text:p>20,318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38409" table:style-name="ce6">
            <text:p>38,409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29686" table:style-name="ce6">
            <text:p>29,686<text:s/></text:p>
          </table:table-cell>
          <table:table-cell office:value-type="float" office:value="24670" table:style-name="ce6">
            <text:p>24,670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4213" table:style-name="ce6">
            <text:p>4,213<text:s/></text:p>
          </table:table-cell>
          <table:table-cell table:number-columns-repeated="16264"/>
        </table:table-row>
        <table:table-row table:style-name="ro2">
          <table:table-cell office:value-type="date" office:date-value="2021-01-30T00:00:00" table:style-name="ce5">
            <text:p>2021/1/30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44246" table:style-name="ce6">
            <text:p>44,246<text:s/></text:p>
          </table:table-cell>
          <table:table-cell office:value-type="float" office:value="16319" table:style-name="ce6">
            <text:p>16,319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23399" table:style-name="ce6">
            <text:p>23,399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25880" table:style-name="ce6">
            <text:p>25,880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19754" table:style-name="ce6">
            <text:p>19,754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0139" table:style-name="ce6">
            <text:p>30,139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0596" table:style-name="ce6">
            <text:p>20,596<text:s/></text:p>
          </table:table-cell>
          <table:table-cell office:value-type="float" office:value="16887" table:style-name="ce6">
            <text:p>16,887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16604" table:style-name="ce6">
            <text:p>116,604<text:s/></text:p>
          </table:table-cell>
          <table:table-cell office:value-type="float" office:value="44601" table:style-name="ce6">
            <text:p>44,601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24719" table:style-name="ce6">
            <text:p>24,719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21891" table:style-name="ce6">
            <text:p>21,891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5834" table:style-name="ce6">
            <text:p>15,834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32160" table:style-name="ce6">
            <text:p>32,160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27519" table:style-name="ce6">
            <text:p>27,519<text:s/></text:p>
          </table:table-cell>
          <table:table-cell office:value-type="float" office:value="30493" table:style-name="ce6">
            <text:p>30,493<text:s/></text:p>
          </table:table-cell>
          <table:table-cell office:value-type="float" office:value="31113" table:style-name="ce6">
            <text:p>31,113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65018" table:style-name="ce6">
            <text:p>65,018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29605" table:style-name="ce6">
            <text:p>29,605<text:s/></text:p>
          </table:table-cell>
          <table:table-cell office:value-type="float" office:value="29744" table:style-name="ce6">
            <text:p>29,744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52291" table:style-name="ce6">
            <text:p>52,291<text:s/></text:p>
          </table:table-cell>
          <table:table-cell office:value-type="float" office:value="15777" table:style-name="ce6">
            <text:p>15,777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14984" table:style-name="ce6">
            <text:p>14,984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19519" table:style-name="ce6">
            <text:p>19,519<text:s/></text:p>
          </table:table-cell>
          <table:table-cell office:value-type="float" office:value="20267" table:style-name="ce6">
            <text:p>20,267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2416" table:style-name="ce6">
            <text:p>2,416<text:s/></text:p>
          </table:table-cell>
          <table:table-cell table:number-columns-repeated="16264"/>
        </table:table-row>
        <table:table-row table:style-name="ro2">
          <table:table-cell office:value-type="date" office:date-value="2021-01-31T00:00:00" table:style-name="ce5">
            <text:p>2021/1/31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34483" table:style-name="ce6">
            <text:p>34,483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20631" table:style-name="ce6">
            <text:p>20,631<text:s/></text:p>
          </table:table-cell>
          <table:table-cell office:value-type="float" office:value="15133" table:style-name="ce6">
            <text:p>15,133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25121" table:style-name="ce6">
            <text:p>25,121<text:s/></text:p>
          </table:table-cell>
          <table:table-cell office:value-type="float" office:value="17058" table:style-name="ce6">
            <text:p>17,058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109913" table:style-name="ce6">
            <text:p>109,913<text:s/></text:p>
          </table:table-cell>
          <table:table-cell office:value-type="float" office:value="36394" table:style-name="ce6">
            <text:p>36,394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22060" table:style-name="ce6">
            <text:p>22,060<text:s/></text:p>
          </table:table-cell>
          <table:table-cell office:value-type="float" office:value="21532" table:style-name="ce6">
            <text:p>21,532<text:s/></text:p>
          </table:table-cell>
          <table:table-cell office:value-type="float" office:value="21007" table:style-name="ce6">
            <text:p>21,007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31920" table:style-name="ce6">
            <text:p>31,920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7134" table:style-name="ce6">
            <text:p>27,134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22147" table:style-name="ce6">
            <text:p>22,147<text:s/></text:p>
          </table:table-cell>
          <table:table-cell office:value-type="float" office:value="54736" table:style-name="ce6">
            <text:p>54,736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45734" table:style-name="ce6">
            <text:p>45,734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17535" table:style-name="ce6">
            <text:p>17,535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6499" table:style-name="ce6">
            <text:p>6,499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1998" table:style-name="ce6">
            <text:p>1,998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2-11T02:27:45Z</meta:creation-date>
    <dc:date>2021-02-11T02:28:08Z</dc:date>
  </office:meta>
</office:document-meta>
</file>